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15.2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7.747cm"/>
    </style:style>
    <style:style style:name="co6" style:family="table-column">
      <style:table-column-properties fo:break-before="auto" style:column-width="6.4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SUM([.D2:.L2])&gt;0" style:apply-style-name="NO_5f_STOPWORD" style:base-cell-address="Blad1.E2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  <style:style style:name="ce4" style:family="table-cell" style:parent-style-name="Default">
      <style:map style:condition="cell-content()&gt;0" style:apply-style-name="NO_5f_STOPWORD" style:base-cell-address="Blad1.E1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3" office:value-type="string">
            <text:p>Needed in your language</text:p>
          </table:table-cell>
          <table:table-cell table:style-name="ce3" office:value-type="string">
            <text:p>Remove it from my language stopword list</text:p>
          </table:table-cell>
          <table:table-cell table:style-name="ce3" office:value-type="string">
            <text:p>Why? English comment/translation</text:p>
          </table:table-cell>
        </table:table-row>
        <table:table-row table:style-name="ro1">
          <table:table-cell table:style-name="ce2" office:value-type="string">
            <text:p>de</text:p>
          </table:table-cell>
          <table:table-cell table:style-name="ce2" office:value-type="string">
            <text:p>DUTCH</text:p>
          </table:table-cell>
          <table:table-cell table:style-name="ce2"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DUT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van</text:p>
          </table:table-cell>
          <table:table-cell office:value-type="string">
            <text:p>DUTCH</text:p>
          </table:table-cell>
          <table:table-cell office:value-type="string">
            <text:p>of, from</text:p>
          </table:table-cell>
          <table:table-cell table:number-columns-repeated="3"/>
        </table:table-row>
        <table:table-row table:style-name="ro1">
          <table:table-cell office:value-type="string">
            <text:p>ik</text:p>
          </table:table-cell>
          <table:table-cell office:value-type="string">
            <text:p>DUTCH</text:p>
          </table:table-cell>
          <table:table-cell office:value-type="string">
            <text:p>I, the ego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DUTCH</text:p>
          </table:table-cell>
          <table:table-cell office:value-type="string">
            <text:p>(1) chez, at etc, (2) to, (3) too</text:p>
          </table:table-cell>
          <table:table-cell table:number-columns-repeated="3"/>
        </table:table-row>
        <table:table-row table:style-name="ro1">
          <table:table-cell office:value-type="string">
            <text:p>dat</text:p>
          </table:table-cell>
          <table:table-cell office:value-type="string">
            <text:p>DUTCH</text:p>
          </table:table-cell>
          <table:table-cell office:value-type="string">
            <text:p>that, which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DUTCH</text:p>
          </table:table-cell>
          <table:table-cell office:value-type="string">
            <text:p>that, those, who, which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DUTCH</text:p>
          </table:table-cell>
          <table:table-cell office:value-type="string">
            <text:p>in, inside</text:p>
          </table:table-cell>
          <table:table-cell table:number-columns-repeated="3"/>
        </table:table-row>
        <table:table-row table:style-name="ro1">
          <table:table-cell office:value-type="string">
            <text:p>een</text:p>
          </table:table-cell>
          <table:table-cell office:value-type="string">
            <text:p>DUTCH</text:p>
          </table:table-cell>
          <table:table-cell office:value-type="string">
            <text:p>a, an, one</text:p>
          </table:table-cell>
          <table:table-cell table:number-columns-repeated="3"/>
        </table:table-row>
        <table:table-row table:style-name="ro1">
          <table:table-cell office:value-type="string">
            <text:p>hij</text:p>
          </table:table-cell>
          <table:table-cell office:value-type="string">
            <text:p>DUT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het</text:p>
          </table:table-cell>
          <table:table-cell office:value-type="string">
            <text:p>DUTCH</text:p>
          </table:table-cell>
          <table:table-cell office:value-type="string">
            <text:p>the, it</text:p>
          </table:table-cell>
          <table:table-cell table:number-columns-repeated="3"/>
        </table:table-row>
        <table:table-row table:style-name="ro1">
          <table:table-cell office:value-type="string">
            <text:p>niet</text:p>
          </table:table-cell>
          <table:table-cell office:value-type="string">
            <text:p>DUTCH</text:p>
          </table:table-cell>
          <table:table-cell office:value-type="string">
            <text:p>not, nothing, naught</text:p>
          </table:table-cell>
          <table:table-cell table:number-columns-repeated="3"/>
        </table:table-row>
        <table:table-row table:style-name="ro1">
          <table:table-cell office:value-type="string">
            <text:p>zijn</text:p>
          </table:table-cell>
          <table:table-cell office:value-type="string">
            <text:p>DUTCH</text:p>
          </table:table-cell>
          <table:table-cell office:value-type="string">
            <text:p>(1) to be, being, (2) his, one's, its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office:value-type="string">
            <text:p>DUTC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DUTCH</text:p>
          </table:table-cell>
          <table:table-cell office:value-type="string">
            <text:p>(1) was, past tense of all persons sing. of 'zijn' (to be) (2) wax, (3) the washing, (4) rise of river</text:p>
          </table:table-cell>
          <table:table-cell table:number-columns-repeated="3"/>
        </table:table-row>
        <table:table-row table:style-name="ro1">
          <table:table-cell office:value-type="string">
            <text:p>op</text:p>
          </table:table-cell>
          <table:table-cell office:value-type="string">
            <text:p>DUTCH</text:p>
          </table:table-cell>
          <table:table-cell office:value-type="string">
            <text:p>on, upon, at, in, up, used up</text:p>
          </table:table-cell>
          <table:table-cell table:number-columns-repeated="3"/>
        </table:table-row>
        <table:table-row table:style-name="ro1">
          <table:table-cell office:value-type="string">
            <text:p>aan</text:p>
          </table:table-cell>
          <table:table-cell office:value-type="string">
            <text:p>DUTCH</text:p>
          </table:table-cell>
          <table:table-cell office:value-type="string">
            <text:p>on, upon, to (as dative)</text:p>
          </table:table-cell>
          <table:table-cell table:number-columns-repeated="3"/>
        </table:table-row>
        <table:table-row table:style-name="ro1">
          <table:table-cell office:value-type="string">
            <text:p>met</text:p>
          </table:table-cell>
          <table:table-cell office:value-type="string">
            <text:p>DUTCH</text:p>
          </table:table-cell>
          <table:table-cell office:value-type="string">
            <text:p>with, by</text:p>
          </table:table-cell>
          <table:table-cell table:number-columns-repeated="3"/>
        </table:table-row>
        <table:table-row table:style-name="ro1">
          <table:table-cell office:value-type="string">
            <text:p>als</text:p>
          </table:table-cell>
          <table:table-cell office:value-type="string">
            <text:p>DUTCH</text:p>
          </table:table-cell>
          <table:table-cell office:value-type="string">
            <text:p>like, such as, when</text:p>
          </table:table-cell>
          <table:table-cell table:number-columns-repeated="3"/>
        </table:table-row>
        <table:table-row table:style-name="ro1">
          <table:table-cell office:value-type="string">
            <text:p>voor</text:p>
          </table:table-cell>
          <table:table-cell office:value-type="string">
            <text:p>DUTCH</text:p>
          </table:table-cell>
          <table:table-cell office:value-type="string">
            <text:p>(1) before, in front of, (2) furrow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office:value-type="string">
            <text:p>DUTCH</text:p>
          </table:table-cell>
          <table:table-cell office:value-type="string">
            <text:p>had, past tense all persons sing. of 'hebben' (have)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DUT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maar</text:p>
          </table:table-cell>
          <table:table-cell office:value-type="string">
            <text:p>DUTCH</text:p>
          </table:table-cell>
          <table:table-cell office:value-type="string">
            <text:p>but, only</text:p>
          </table:table-cell>
          <table:table-cell table:number-columns-repeated="3"/>
        </table:table-row>
        <table:table-row table:style-name="ro1">
          <table:table-cell office:value-type="string">
            <text:p>om</text:p>
          </table:table-cell>
          <table:table-cell office:value-type="string">
            <text:p>DUTCH</text:p>
          </table:table-cell>
          <table:table-cell office:value-type="string">
            <text:p>round, about, for etc</text:p>
          </table:table-cell>
          <table:table-cell table:number-columns-repeated="3"/>
        </table:table-row>
        <table:table-row table:style-name="ro1">
          <table:table-cell office:value-type="string">
            <text:p>hem</text:p>
          </table:table-cell>
          <table:table-cell office:value-type="string">
            <text:p>DUT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DUTCH</text:p>
          </table:table-cell>
          <table:table-cell office:value-type="string">
            <text:p>then</text:p>
          </table:table-cell>
          <table:table-cell table:number-columns-repeated="3"/>
        </table:table-row>
        <table:table-row table:style-name="ro1">
          <table:table-cell office:value-type="string">
            <text:p>zou</text:p>
          </table:table-cell>
          <table:table-cell office:value-type="string">
            <text:p>DUTCH</text:p>
          </table:table-cell>
          <table:table-cell office:value-type="string">
            <text:p>should/would, past tense all persons sing. of 'zullen'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office:value-type="string">
            <text:p>DUTCH</text:p>
          </table:table-cell>
          <table:table-cell office:value-type="string">
            <text:p>or, whether, if</text:p>
          </table:table-cell>
          <table:table-cell table:number-columns-repeated="3"/>
        </table:table-row>
        <table:table-row table:style-name="ro1">
          <table:table-cell office:value-type="string">
            <text:p>wat</text:p>
          </table:table-cell>
          <table:table-cell office:value-type="string">
            <text:p>DUTCH</text:p>
          </table:table-cell>
          <table:table-cell office:value-type="string">
            <text:p>what, something, anything</text:p>
          </table:table-cell>
          <table:table-cell table:number-columns-repeated="3"/>
        </table:table-row>
        <table:table-row table:style-name="ro1">
          <table:table-cell office:value-type="string">
            <text:p>mijn</text:p>
          </table:table-cell>
          <table:table-cell office:value-type="string">
            <text:p>DUTCH</text:p>
          </table:table-cell>
          <table:table-cell office:value-type="string">
            <text:p>possessive and noun 'mine'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office:value-type="string">
            <text:p>DUTCH</text:p>
          </table:table-cell>
          <table:table-cell office:value-type="string">
            <text:p>people, 'one'</text:p>
          </table:table-cell>
          <table:table-cell table:number-columns-repeated="3"/>
        </table:table-row>
        <table:table-row table:style-name="ro1">
          <table:table-cell office:value-type="string">
            <text:p>dit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zo</text:p>
          </table:table-cell>
          <table:table-cell office:value-type="string">
            <text:p>DUTCH</text:p>
          </table:table-cell>
          <table:table-cell office:value-type="string">
            <text:p>so, thus, in this way</text:p>
          </table:table-cell>
          <table:table-cell table:number-columns-repeated="3"/>
        </table:table-row>
        <table:table-row table:style-name="ro1">
          <table:table-cell office:value-type="string">
            <text:p>door</text:p>
          </table:table-cell>
          <table:table-cell office:value-type="string">
            <text:p>DUTCH</text:p>
          </table:table-cell>
          <table:table-cell office:value-type="string">
            <text:p>through by</text:p>
          </table:table-cell>
          <table:table-cell table:number-columns-repeated="3"/>
        </table:table-row>
        <table:table-row table:style-name="ro1">
          <table:table-cell office:value-type="string">
            <text:p>over</text:p>
          </table:table-cell>
          <table:table-cell office:value-type="string">
            <text:p>DUTC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1">
          <table:table-cell office:value-type="string">
            <text:p>ze</text:p>
          </table:table-cell>
          <table:table-cell office:value-type="string">
            <text:p>DUTCH</text:p>
          </table:table-cell>
          <table:table-cell office:value-type="string">
            <text:p>she, her, they, them</text:p>
          </table:table-cell>
          <table:table-cell table:number-columns-repeated="3"/>
        </table:table-row>
        <table:table-row table:style-name="ro1">
          <table:table-cell office:value-type="string">
            <text:p>zich</text:p>
          </table:table-cell>
          <table:table-cell office:value-type="string">
            <text:p>DUT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bij</text:p>
          </table:table-cell>
          <table:table-cell office:value-type="string">
            <text:p>DUTCH</text:p>
          </table:table-cell>
          <table:table-cell office:value-type="string">
            <text:p>(1) a bee, (2) by, near, at</text:p>
          </table:table-cell>
          <table:table-cell table:number-columns-repeated="3"/>
        </table:table-row>
        <table:table-row table:style-name="ro1">
          <table:table-cell office:value-type="string">
            <text:p>ook</text:p>
          </table:table-cell>
          <table:table-cell office:value-type="string">
            <text:p>DUTCH</text:p>
          </table:table-cell>
          <table:table-cell office:value-type="string">
            <text:p>also, too</text:p>
          </table:table-cell>
          <table:table-cell table:number-columns-repeated="3"/>
        </table:table-row>
        <table:table-row table:style-name="ro1">
          <table:table-cell office:value-type="string">
            <text:p>tot</text:p>
          </table:table-cell>
          <table:table-cell office:value-type="string">
            <text:p>DUTCH</text:p>
          </table:table-cell>
          <table:table-cell office:value-type="string">
            <text:p>till, until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mij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uit</text:p>
          </table:table-cell>
          <table:table-cell office:value-type="string">
            <text:p>DUTCH</text:p>
          </table:table-cell>
          <table:table-cell office:value-type="string">
            <text:p>out of, from</text:p>
          </table:table-cell>
          <table:table-cell table:number-columns-repeated="3"/>
        </table:table-row>
        <table:table-row table:style-name="ro1">
          <table:table-cell office:value-type="string">
            <text:p>der</text:p>
          </table:table-cell>
          <table:table-cell office:value-type="string">
            <text:p>DUTCH</text:p>
          </table:table-cell>
          <table:table-cell office:value-type="string">
            <text:p>Old Dutch form of 'van der' still found in surnames</text:p>
          </table:table-cell>
          <table:table-cell table:number-columns-repeated="3"/>
        </table:table-row>
        <table:table-row table:style-name="ro1">
          <table:table-cell office:value-type="string">
            <text:p>daar</text:p>
          </table:table-cell>
          <table:table-cell office:value-type="string">
            <text:p>DUTCH</text:p>
          </table:table-cell>
          <table:table-cell office:value-type="string">
            <text:p>(1) there, (2) because</text:p>
          </table:table-cell>
          <table:table-cell table:number-columns-repeated="3"/>
        </table:table-row>
        <table:table-row table:style-name="ro1">
          <table:table-cell office:value-type="string">
            <text:p>haar</text:p>
          </table:table-cell>
          <table:table-cell office:value-type="string">
            <text:p>DUTCH</text:p>
          </table:table-cell>
          <table:table-cell office:value-type="string">
            <text:p>(1) her, their, them, (2) hair</text:p>
          </table:table-cell>
          <table:table-cell table:number-columns-repeated="3"/>
        </table:table-row>
        <table:table-row table:style-name="ro1">
          <table:table-cell office:value-type="string">
            <text:p>naar</text:p>
          </table:table-cell>
          <table:table-cell office:value-type="string">
            <text:p>DUTCH</text:p>
          </table:table-cell>
          <table:table-cell office:value-type="string">
            <text:p>(1) unpleasant, unwell etc, (2) towards, (3) as</text:p>
          </table:table-cell>
          <table:table-cell table:number-columns-repeated="3"/>
        </table:table-row>
        <table:table-row table:style-name="ro1">
          <table:table-cell office:value-type="string">
            <text:p>heb</text:p>
          </table:table-cell>
          <table:table-cell office:value-type="string">
            <text:p>DUTCH</text:p>
          </table:table-cell>
          <table:table-cell office:value-type="string">
            <text:p>present first person sing. of 'to have'</text:p>
          </table:table-cell>
          <table:table-cell table:number-columns-repeated="3"/>
        </table:table-row>
        <table:table-row table:style-name="ro1">
          <table:table-cell office:value-type="string">
            <text:p>hoe</text:p>
          </table:table-cell>
          <table:table-cell office:value-type="string">
            <text:p>DUTCH</text:p>
          </table:table-cell>
          <table:table-cell office:value-type="string">
            <text:p>how, why</text:p>
          </table:table-cell>
          <table:table-cell table:number-columns-repeated="3"/>
        </table:table-row>
        <table:table-row table:style-name="ro1">
          <table:table-cell office:value-type="string">
            <text:p>heeft</text:p>
          </table:table-cell>
          <table:table-cell office:value-type="string">
            <text:p>DUTCH</text:p>
          </table:table-cell>
          <table:table-cell office:value-type="string">
            <text:p>present third person sing. of 'to have'</text:p>
          </table:table-cell>
          <table:table-cell table:number-columns-repeated="3"/>
        </table:table-row>
        <table:table-row table:style-name="ro1">
          <table:table-cell office:value-type="string">
            <text:p>hebben</text:p>
          </table:table-cell>
          <table:table-cell office:value-type="string">
            <text:p>DUTCH</text:p>
          </table:table-cell>
          <table:table-cell office:value-type="string">
            <text:p>'to have' and various parts thereof</text:p>
          </table:table-cell>
          <table:table-cell table:number-columns-repeated="3"/>
        </table:table-row>
        <table:table-row table:style-name="ro1">
          <table:table-cell office:value-type="string">
            <text:p>deze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want</text:p>
          </table:table-cell>
          <table:table-cell office:value-type="string">
            <text:p>DUTCH</text:p>
          </table:table-cell>
          <table:table-cell office:value-type="string">
            <text:p>(1) for, (2) mitten, (3) rigging</text:p>
          </table:table-cell>
          <table:table-cell table:number-columns-repeated="3"/>
        </table:table-row>
        <table:table-row table:style-name="ro1">
          <table:table-cell office:value-type="string">
            <text:p>nog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1">
          <table:table-cell office:value-type="string">
            <text:p>zal</text:p>
          </table:table-cell>
          <table:table-cell office:value-type="string">
            <text:p>DUTCH</text:p>
          </table:table-cell>
          <table:table-cell office:value-type="string">
            <text:p>'shall', first and third person sing. of verb 'zullen' (will)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zij</text:p>
          </table:table-cell>
          <table:table-cell office:value-type="string">
            <text:p>DUTCH</text:p>
          </table:table-cell>
          <table:table-cell office:value-type="string">
            <text:p>she, they</text:p>
          </table:table-cell>
          <table:table-cell table:number-columns-repeated="3"/>
        </table:table-row>
        <table:table-row table:style-name="ro1">
          <table:table-cell office:value-type="string">
            <text:p>nu</text:p>
          </table:table-cell>
          <table:table-cell office:value-type="string">
            <text:p>DUTC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ge</text:p>
          </table:table-cell>
          <table:table-cell office:value-type="string">
            <text:p>DUTCH</text:p>
          </table:table-cell>
          <table:table-cell office:value-type="string">
            <text:p>'thou', still used in Belgium and south Netherlands</text:p>
          </table:table-cell>
          <table:table-cell table:number-columns-repeated="3"/>
        </table:table-row>
        <table:table-row table:style-name="ro1">
          <table:table-cell office:value-type="string">
            <text:p>geen</text:p>
          </table:table-cell>
          <table:table-cell office:value-type="string">
            <text:p>DUTCH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>
            <text:p>omdat</text:p>
          </table:table-cell>
          <table:table-cell office:value-type="string">
            <text:p>DUTC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iets</text:p>
          </table:table-cell>
          <table:table-cell office:value-type="string">
            <text:p>DUTCH</text:p>
          </table:table-cell>
          <table:table-cell office:value-type="string">
            <text:p>something, somewhat</text:p>
          </table:table-cell>
          <table:table-cell table:number-columns-repeated="3"/>
        </table:table-row>
        <table:table-row table:style-name="ro1">
          <table:table-cell office:value-type="string">
            <text:p>worden</text:p>
          </table:table-cell>
          <table:table-cell office:value-type="string">
            <text:p>DUTCH</text:p>
          </table:table-cell>
          <table:table-cell office:value-type="string">
            <text:p>to become, grow, get</text:p>
          </table:table-cell>
          <table:table-cell table:number-columns-repeated="3"/>
        </table:table-row>
        <table:table-row table:style-name="ro1">
          <table:table-cell office:value-type="string">
            <text:p>toch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1">
          <table:table-cell office:value-type="string">
            <text:p>al</text:p>
          </table:table-cell>
          <table:table-cell office:value-type="string">
            <text:p>DUTCH</text:p>
          </table:table-cell>
          <table:table-cell office:value-type="string">
            <text:p>all, every, each</text:p>
          </table:table-cell>
          <table:table-cell table:number-columns-repeated="3"/>
        </table:table-row>
        <table:table-row table:style-name="ro1">
          <table:table-cell office:value-type="string">
            <text:p>waren</text:p>
          </table:table-cell>
          <table:table-cell office:value-type="string">
            <text:p>DUTCH</text:p>
          </table:table-cell>
          <table:table-cell office:value-type="string">
            <text:p>(1) 'were' (2) to wander, (3) wares, (3)</text:p>
          </table:table-cell>
          <table:table-cell table:number-columns-repeated="3"/>
        </table:table-row>
        <table:table-row table:style-name="ro1">
          <table:table-cell office:value-type="string">
            <text:p>veel</text:p>
          </table:table-cell>
          <table:table-cell office:value-type="string">
            <text:p>DUTC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1">
          <table:table-cell office:value-type="string">
            <text:p>meer</text:p>
          </table:table-cell>
          <table:table-cell office:value-type="string">
            <text:p>DUTCH</text:p>
          </table:table-cell>
          <table:table-cell office:value-type="string">
            <text:p>(1) more, (2) lake</text:p>
          </table:table-cell>
          <table:table-cell table:number-columns-repeated="3"/>
        </table:table-row>
        <table:table-row table:style-name="ro1">
          <table:table-cell office:value-type="string">
            <text:p>doen</text:p>
          </table:table-cell>
          <table:table-cell office:value-type="string">
            <text:p>DUTCH</text:p>
          </table:table-cell>
          <table:table-cell office:value-type="string">
            <text:p>to do, to make</text:p>
          </table:table-cell>
          <table:table-cell table:number-columns-repeated="3"/>
        </table:table-row>
        <table:table-row table:style-name="ro1">
          <table:table-cell office:value-type="string">
            <text:p>toen</text:p>
          </table:table-cell>
          <table:table-cell office:value-type="string">
            <text:p>DUTC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1">
          <table:table-cell office:value-type="string">
            <text:p>moet</text:p>
          </table:table-cell>
          <table:table-cell office:value-type="string">
            <text:p>DUTCH</text:p>
          </table:table-cell>
          <table:table-cell office:value-type="string">
            <text:p>noun 'spot/mote' and present form of 'to must'</text:p>
          </table:table-cell>
          <table:table-cell table:number-columns-repeated="3"/>
        </table:table-row>
        <table:table-row table:style-name="ro1">
          <table:table-cell office:value-type="string">
            <text:p>ben</text:p>
          </table:table-cell>
          <table:table-cell office:value-type="string">
            <text:p>DUTCH</text:p>
          </table:table-cell>
          <table:table-cell office:value-type="string">
            <text:p>(1) am, (2) 'are' in interrogative second person singular of 'to be'</text:p>
          </table:table-cell>
          <table:table-cell table:number-columns-repeated="3"/>
        </table:table-row>
        <table:table-row table:style-name="ro1">
          <table:table-cell office:value-type="string">
            <text:p>zonder</text:p>
          </table:table-cell>
          <table:table-cell office:value-type="string">
            <text:p>DUT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kan</text:p>
          </table:table-cell>
          <table:table-cell office:value-type="string">
            <text:p>DUTCH</text:p>
          </table:table-cell>
          <table:table-cell office:value-type="string">
            <text:p>noun 'can' and present form of 'to be able'</text:p>
          </table:table-cell>
          <table:table-cell table:number-columns-repeated="3"/>
        </table:table-row>
        <table:table-row table:style-name="ro1">
          <table:table-cell office:value-type="string">
            <text:p>hun</text:p>
          </table:table-cell>
          <table:table-cell office:value-type="string">
            <text:p>DUTCH</text:p>
          </table:table-cell>
          <table:table-cell office:value-type="string">
            <text:p>their, them</text:p>
          </table:table-cell>
          <table:table-cell table:number-columns-repeated="3"/>
        </table:table-row>
        <table:table-row table:style-name="ro1">
          <table:table-cell office:value-type="string">
            <text:p>dus</text:p>
          </table:table-cell>
          <table:table-cell office:value-type="string">
            <text:p>DUTCH</text:p>
          </table:table-cell>
          <table:table-cell office:value-type="string">
            <text:p>so, consequently</text:p>
          </table:table-cell>
          <table:table-cell table:number-columns-repeated="3"/>
        </table:table-row>
        <table:table-row table:style-name="ro1">
          <table:table-cell office:value-type="string">
            <text:p>alles</text:p>
          </table:table-cell>
          <table:table-cell office:value-type="string">
            <text:p>DUTCH</text:p>
          </table:table-cell>
          <table:table-cell office:value-type="string">
            <text:p>all, everything, anything</text:p>
          </table:table-cell>
          <table:table-cell table:number-columns-repeated="3"/>
        </table:table-row>
        <table:table-row table:style-name="ro1">
          <table:table-cell office:value-type="string">
            <text:p>onder</text:p>
          </table:table-cell>
          <table:table-cell office:value-type="string">
            <text:p>DUTCH</text:p>
          </table:table-cell>
          <table:table-cell office:value-type="string">
            <text:p>under, beneath</text:p>
          </table:table-cell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 office:value-type="string">
            <text:p>DUTCH</text:p>
          </table:table-cell>
          <table:table-cell office:value-type="string">
            <text:p>yes, of course</text:p>
          </table:table-cell>
          <table:table-cell table:number-columns-repeated="3"/>
        </table:table-row>
        <table:table-row table:style-name="ro1">
          <table:table-cell office:value-type="string">
            <text:p>eens</text:p>
          </table:table-cell>
          <table:table-cell office:value-type="string">
            <text:p>DUTCH</text:p>
          </table:table-cell>
          <table:table-cell office:value-type="string">
            <text:p>once, one day</text:p>
          </table:table-cell>
          <table:table-cell table:number-columns-repeated="3"/>
        </table:table-row>
        <table:table-row table:style-name="ro1">
          <table:table-cell office:value-type="string">
            <text:p>hier</text:p>
          </table:table-cell>
          <table:table-cell office:value-type="string">
            <text:p>DUTC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wie</text:p>
          </table:table-cell>
          <table:table-cell office:value-type="string">
            <text:p>DUT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werd</text:p>
          </table:table-cell>
          <table:table-cell office:value-type="string">
            <text:p>DUTCH</text:p>
          </table:table-cell>
          <table:table-cell office:value-type="string">
            <text:p>imperfect third person sing. of 'become'</text:p>
          </table:table-cell>
          <table:table-cell table:number-columns-repeated="3"/>
        </table:table-row>
        <table:table-row table:style-name="ro1">
          <table:table-cell office:value-type="string">
            <text:p>altijd</text:p>
          </table:table-cell>
          <table:table-cell office:value-type="string">
            <text:p>DUTCH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1">
          <table:table-cell office:value-type="string">
            <text:p>doch</text:p>
          </table:table-cell>
          <table:table-cell office:value-type="string">
            <text:p>DUTCH</text:p>
          </table:table-cell>
          <table:table-cell office:value-type="string">
            <text:p>yet, but etc</text:p>
          </table:table-cell>
          <table:table-cell table:number-columns-repeated="3"/>
        </table:table-row>
        <table:table-row table:style-name="ro1">
          <table:table-cell office:value-type="string">
            <text:p>wordt</text:p>
          </table:table-cell>
          <table:table-cell office:value-type="string">
            <text:p>DUTCH</text:p>
          </table:table-cell>
          <table:table-cell office:value-type="string">
            <text:p>present third person sing. of 'become'</text:p>
          </table:table-cell>
          <table:table-cell table:number-columns-repeated="3"/>
        </table:table-row>
        <table:table-row table:style-name="ro1">
          <table:table-cell office:value-type="string">
            <text:p>wezen</text:p>
          </table:table-cell>
          <table:table-cell office:value-type="string">
            <text:p>DUTCH</text:p>
          </table:table-cell>
          <table:table-cell office:value-type="string">
            <text:p>(1) to be, (2) 'been' as in 'been fishing', (3) orphans</text:p>
          </table:table-cell>
          <table:table-cell table:number-columns-repeated="3"/>
        </table:table-row>
        <table:table-row table:style-name="ro1">
          <table:table-cell office:value-type="string">
            <text:p>kunnen</text:p>
          </table:table-cell>
          <table:table-cell office:value-type="string">
            <text:p>DUTCH</text:p>
          </table:table-cell>
          <table:table-cell office:value-type="string">
            <text:p>to be able</text:p>
          </table:table-cell>
          <table:table-cell table:number-columns-repeated="3"/>
        </table:table-row>
        <table:table-row table:style-name="ro1">
          <table:table-cell office:value-type="string">
            <text:p>ons</text:p>
          </table:table-cell>
          <table:table-cell office:value-type="string">
            <text:p>DUTCH</text:p>
          </table:table-cell>
          <table:table-cell office:value-type="string">
            <text:p>us/our</text:p>
          </table:table-cell>
          <table:table-cell table:number-columns-repeated="3"/>
        </table:table-row>
        <table:table-row table:style-name="ro1">
          <table:table-cell office:value-type="string">
            <text:p>zelf</text:p>
          </table:table-cell>
          <table:table-cell office:value-type="string">
            <text:p>DUTC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tegen</text:p>
          </table:table-cell>
          <table:table-cell office:value-type="string">
            <text:p>DUTCH</text:p>
          </table:table-cell>
          <table:table-cell office:value-type="string">
            <text:p>against, towards, at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string">
            <text:p>DUTCH</text:p>
          </table:table-cell>
          <table:table-cell office:value-type="string">
            <text:p>after, near</text:p>
          </table:table-cell>
          <table:table-cell table:number-columns-repeated="3"/>
        </table:table-row>
        <table:table-row table:style-name="ro1">
          <table:table-cell office:value-type="string">
            <text:p>reeds</text:p>
          </table:table-cell>
          <table:table-cell office:value-type="string">
            <text:p>DUTC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1">
          <table:table-cell office:value-type="string">
            <text:p>wil</text:p>
          </table:table-cell>
          <table:table-cell office:value-type="string">
            <text:p>DUTCH</text:p>
          </table:table-cell>
          <table:table-cell office:value-type="string">
            <text:p>(1) present tense of 'want', (2) 'will', noun, (3) fender</text:p>
          </table:table-cell>
          <table:table-cell table:number-columns-repeated="3"/>
        </table:table-row>
        <table:table-row table:style-name="ro1">
          <table:table-cell office:value-type="string">
            <text:p>kon</text:p>
          </table:table-cell>
          <table:table-cell office:value-type="string">
            <text:p>DUTCH</text:p>
          </table:table-cell>
          <table:table-cell office:value-type="string">
            <text:p>could, past tense of 'to be able'</text:p>
          </table:table-cell>
          <table:table-cell table:number-columns-repeated="3"/>
        </table:table-row>
        <table:table-row table:style-name="ro1">
          <table:table-cell office:value-type="string">
            <text:p>niets</text:p>
          </table:table-cell>
          <table:table-cell office:value-type="string">
            <text:p>DUTC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uw</text:p>
          </table:table-cell>
          <table:table-cell office:value-type="string">
            <text:p>DUT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iemand</text:p>
          </table:table-cell>
          <table:table-cell office:value-type="string">
            <text:p>DUTCH</text:p>
          </table:table-cell>
          <table:table-cell office:value-type="string">
            <text:p>somebody</text:p>
          </table:table-cell>
          <table:table-cell table:number-columns-repeated="3"/>
        </table:table-row>
        <table:table-row table:style-name="ro1">
          <table:table-cell office:value-type="string">
            <text:p>geweest</text:p>
          </table:table-cell>
          <table:table-cell office:value-type="string">
            <text:p>DUTCH</text:p>
          </table:table-cell>
          <table:table-cell office:value-type="string">
            <text:p>been, past participle of 'be'</text:p>
          </table:table-cell>
          <table:table-cell table:number-columns-repeated="3"/>
        </table:table-row>
        <table:table-row table:style-name="ro1">
          <table:table-cell office:value-type="string">
            <text:p>andere</text:p>
          </table:table-cell>
          <table:table-cell office:value-type="string">
            <text:p>DUTC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ENGLISH</text:p>
          </table:table-cell>
          <table:table-cell office:value-type="string">
            <text:p>subject, always in upper case of course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my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w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our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you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1">
          <table:table-cell office:value-type="string">
            <text:p>y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y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yourself</text:p>
          </table:table-cell>
          <table:table-cell office:value-type="string">
            <text:p>ENGLISH</text:p>
          </table:table-cell>
          <table:table-cell office:value-type="string">
            <text:p>reflexive (singular)</text:p>
          </table:table-cell>
          <table:table-cell table:number-columns-repeated="3"/>
        </table:table-row>
        <table:table-row table:style-name="ro1">
          <table:table-cell office:value-type="string">
            <text:p>yourselves</text:p>
          </table:table-cell>
          <table:table-cell office:value-type="string">
            <text:p>ENGLISH</text:p>
          </table:table-cell>
          <table:table-cell office:value-type="string">
            <text:p>reflexive (plural)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office:value-type="string">
            <text:p>ENGLISH</text:p>
          </table:table-cell>
          <table:table-cell office:value-type="string">
            <text:p>possessive adjective and pronoun</text:p>
          </table:table-cell>
          <table:table-cell table:number-columns-repeated="3"/>
        </table:table-row>
        <table:table-row table:style-name="ro1">
          <table:table-cell office:value-type="string">
            <text:p>him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s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her</text:p>
          </table:table-cell>
          <table:table-cell office:value-type="string">
            <text:p>ENGLISH</text:p>
          </table:table-cell>
          <table:table-cell office:value-type="string">
            <text:p>object and possessive adjective</text:p>
          </table:table-cell>
          <table:table-cell table:number-columns-repeated="3"/>
        </table:table-row>
        <table:table-row table:style-name="ro1">
          <table:table-cell office:value-type="string">
            <text:p>he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her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1">
          <table:table-cell office:value-type="string">
            <text:p>its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it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they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the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thei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thei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them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i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i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o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m</text:p>
          </table:table-cell>
          <table:table-cell office:value-type="string">
            <text:p>ENGLISH</text:p>
          </table:table-cell>
          <table:table-cell office:value-type="string">
            <text:p>1st person, present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office:value-type="string">
            <text:p>ENGLISH</text:p>
          </table:table-cell>
          <table:table-cell office:value-type="string">
            <text:p>-s form (3rd person, present)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office:value-type="string">
            <text:p>ENGLISH</text:p>
          </table:table-cell>
          <table:table-cell office:value-type="string">
            <text:p>presen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ENGLISH</text:p>
          </table:table-cell>
          <table:table-cell office:value-type="string">
            <text:p>1st person, past</text:p>
          </table:table-cell>
          <table:table-cell table:number-columns-repeated="3"/>
        </table:table-row>
        <table:table-row table:style-name="ro1">
          <table:table-cell office:value-type="string">
            <text:p>were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office:value-type="string">
            <text:p>ENGLISH</text:p>
          </table:table-cell>
          <table:table-cell office:value-type="string">
            <text:p>infinitive</text:p>
          </table:table-cell>
          <table:table-cell table:number-columns-repeated="3"/>
        </table:table-row>
        <table:table-row table:style-name="ro1">
          <table:table-cell office:value-type="string">
            <text:p>been</text:p>
          </table:table-cell>
          <table:table-cell office:value-type="string">
            <text:p>ENGLISH</text:p>
          </table:table-cell>
          <table:table-cell office:value-type="string">
            <text:p>past participle</text:p>
          </table:table-cell>
          <table:table-cell table:number-columns-repeated="3"/>
        </table:table-row>
        <table:table-row table:style-name="ro1">
          <table:table-cell office:value-type="string">
            <text:p>be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1">
          <table:table-cell office:value-type="string">
            <text:p>ha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hav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1">
          <table:table-cell office:value-type="string">
            <text:p>doe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1">
          <table:table-cell office:value-type="string">
            <text:p>di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do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w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ugh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v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e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i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an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ust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le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n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y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ow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cau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nti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il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i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b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gain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twe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n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roug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uring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fo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ft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bo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l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p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f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v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nd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ga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ur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o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ea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e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o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o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o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u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l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a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o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ver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lla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</text:p>
          </table:table-cell>
          <table:table-cell office:value-type="string">
            <text:p>FINNISH</text:p>
          </table:table-cell>
          <table:table-cell office:value-type="string">
            <text:p>negative form</text:p>
          </table:table-cell>
          <table:table-cell table:number-columns-repeated="3"/>
        </table:table-row>
        <table:table-row table:style-name="ro1">
          <table:table-cell office:value-type="string">
            <text:p>ol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lu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le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n</text:p>
          </table:table-cell>
          <table:table-cell office:value-type="string">
            <text:p>FINNISH</text:p>
          </table:table-cell>
          <table:table-cell office:value-type="string">
            <text:p>negation</text:p>
          </table:table-cell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ivä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t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ss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s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l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le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ss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s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l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ä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t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ss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s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l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le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dä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dät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ss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s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hi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l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l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dä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dä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ss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s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hi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l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dä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dät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täm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m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ss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s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h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all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l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lle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n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ksi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uo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ss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s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h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l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le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n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ksi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h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l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ksi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näm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de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ss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s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hi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l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le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n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ksi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uo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de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ss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s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hi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l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le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n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ksi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de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n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ksi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kuka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t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ss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s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l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le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n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ksi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ss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s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l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n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mi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ss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s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hin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l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le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ksi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n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ss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s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hon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l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le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n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ksi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tk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ss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s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l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n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et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jos</text:p>
          </table:table-cell>
          <table:table-cell office:value-type="string">
            <text:p>FINNISH</text:p>
          </table:table-cell>
          <table:table-cell office:value-type="string">
            <text:p>if</text:p>
          </table:table-cell>
          <table:table-cell table:number-columns-repeated="3"/>
        </table:table-row>
        <table:table-row table:style-name="ro1">
          <table:table-cell office:value-type="string">
            <text:p>koska</text:p>
          </table:table-cell>
          <table:table-cell office:value-type="string">
            <text:p>FIN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kuin</text:p>
          </table:table-cell>
          <table:table-cell office:value-type="string">
            <text:p>FINN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1">
          <table:table-cell office:value-type="string">
            <text:p>mutta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sekä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t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vaan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v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vaikka</text:p>
          </table:table-cell>
          <table:table-cell office:value-type="string">
            <text:p>FINNISH</text:p>
          </table:table-cell>
          <table:table-cell office:value-type="string">
            <text:p>although</text:p>
          </table:table-cell>
          <table:table-cell table:number-columns-repeated="3"/>
        </table:table-row>
        <table:table-row table:style-name="ro1">
          <table:table-cell office:value-type="string">
            <text:p>kanssa</text:p>
          </table:table-cell>
          <table:table-cell office:value-type="string">
            <text:p>FIN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mukaan</text:p>
          </table:table-cell>
          <table:table-cell office:value-type="string">
            <text:p>FINNISH</text:p>
          </table:table-cell>
          <table:table-cell office:value-type="string">
            <text:p>according to</text:p>
          </table:table-cell>
          <table:table-cell table:number-columns-repeated="3"/>
        </table:table-row>
        <table:table-row table:style-name="ro1">
          <table:table-cell office:value-type="string">
            <text:p>noin</text:p>
          </table:table-cell>
          <table:table-cell office:value-type="string">
            <text:p>FINNISH</text:p>
          </table:table-cell>
          <table:table-cell office:value-type="string">
            <text:p>about</text:p>
          </table:table-cell>
          <table:table-cell table:number-columns-repeated="3"/>
        </table:table-row>
        <table:table-row table:style-name="ro1">
          <table:table-cell office:value-type="string">
            <text:p>poikki</text:p>
          </table:table-cell>
          <table:table-cell office:value-type="string">
            <text:p>FINNISH</text:p>
          </table:table-cell>
          <table:table-cell office:value-type="string">
            <text:p>across</text:p>
          </table:table-cell>
          <table:table-cell table:number-columns-repeated="3"/>
        </table:table-row>
        <table:table-row table:style-name="ro1">
          <table:table-cell office:value-type="string">
            <text:p>yli</text:p>
          </table:table-cell>
          <table:table-cell office:value-type="string">
            <text:p>FINNIS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1">
          <table:table-cell office:value-type="string">
            <text:p>kun</text:p>
          </table:table-cell>
          <table:table-cell office:value-type="string">
            <text:p>FIN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nyt</text:p>
          </table:table-cell>
          <table:table-cell office:value-type="string">
            <text:p>FINN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itse</text:p>
          </table:table-cell>
          <table:table-cell office:value-type="string">
            <text:p>FINNIS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au</text:p>
          </table:table-cell>
          <table:table-cell office:value-type="string">
            <text:p>FRENCH</text:p>
          </table:table-cell>
          <table:table-cell office:value-type="string">
            <text:p>a + le</text:p>
          </table:table-cell>
          <table:table-cell table:number-columns-repeated="3"/>
        </table:table-row>
        <table:table-row table:style-name="ro1">
          <table:table-cell office:value-type="string">
            <text:p>aux</text:p>
          </table:table-cell>
          <table:table-cell office:value-type="string">
            <text:p>FRENCH</text:p>
          </table:table-cell>
          <table:table-cell office:value-type="string">
            <text:p>a + les</text:p>
          </table:table-cell>
          <table:table-cell table:number-columns-repeated="3"/>
        </table:table-row>
        <table:table-row table:style-name="ro1">
          <table:table-cell office:value-type="string">
            <text:p>avec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c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s</text:p>
          </table:table-cell>
          <table:table-cell office:value-type="string">
            <text:p>FRENC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dans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office:value-type="string">
            <text:p>FRENC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1">
          <table:table-cell office:value-type="string">
            <text:p>des</text:p>
          </table:table-cell>
          <table:table-cell office:value-type="string">
            <text:p>FRENCH</text:p>
          </table:table-cell>
          <table:table-cell office:value-type="string">
            <text:p>de + les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FRENCH</text:p>
          </table:table-cell>
          <table:table-cell office:value-type="string">
            <text:p>de + le</text:p>
          </table:table-cell>
          <table:table-cell table:number-columns-repeated="3"/>
        </table:table-row>
        <table:table-row table:style-name="ro1">
          <table:table-cell office:value-type="string">
            <text:p>elle</text:p>
          </table:table-cell>
          <table:table-cell office:value-type="string">
            <text:p>FRENC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FRENCH</text:p>
          </table:table-cell>
          <table:table-cell office:value-type="string">
            <text:p>`of them' etc</text:p>
          </table:table-cell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 office:value-type="string">
            <text:p>FREN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eux</text:p>
          </table:table-cell>
          <table:table-cell office:value-type="string">
            <text:p>FRENC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1">
          <table:table-cell office:value-type="string">
            <text:p>il</text:p>
          </table:table-cell>
          <table:table-cell office:value-type="string">
            <text:p>FREN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FRENC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leur</text:p>
          </table:table-cell>
          <table:table-cell office:value-type="string">
            <text:p>FRENC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1">
          <table:table-cell office:value-type="string">
            <text:p>lui</text:p>
          </table:table-cell>
          <table:table-cell office:value-type="string">
            <text:p>FREN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ma</text:p>
          </table:table-cell>
          <table:table-cell office:value-type="string">
            <text:p>FRENCH</text:p>
          </table:table-cell>
          <table:table-cell office:value-type="string">
            <text:p>my (fem)</text:p>
          </table:table-cell>
          <table:table-cell table:number-columns-repeated="3"/>
        </table:table-row>
        <table:table-row table:style-name="ro1">
          <table:table-cell office:value-type="string">
            <text:p>mais</text:p>
          </table:table-cell>
          <table:table-cell office:value-type="string">
            <text:p>FRENC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ême</text:p>
          </table:table-cell>
          <table:table-cell office:value-type="string">
            <text:p>FRENCH</text:p>
          </table:table-cell>
          <table:table-cell office:value-type="string">
            <text:p>same, as in moi-même (myself) etc</text:p>
          </table:table-cell>
          <table:table-cell table:number-columns-repeated="3"/>
        </table:table-row>
        <table:table-row table:style-name="ro1">
          <table:table-cell office:value-type="string">
            <text:p>mes</text:p>
          </table:table-cell>
          <table:table-cell office:value-type="string">
            <text:p>FRENCH</text:p>
          </table:table-cell>
          <table:table-cell office:value-type="string">
            <text:p>me (pl)</text:p>
          </table:table-cell>
          <table:table-cell table:number-columns-repeated="3"/>
        </table:table-row>
        <table:table-row table:style-name="ro1">
          <table:table-cell office:value-type="string">
            <text:p>moi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on</text:p>
          </table:table-cell>
          <table:table-cell office:value-type="string">
            <text:p>FRENCH</text:p>
          </table:table-cell>
          <table:table-cell office:value-type="string">
            <text:p>my (masc)</text:p>
          </table:table-cell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FRENCH</text:p>
          </table:table-cell>
          <table:table-cell office:value-type="string">
            <text:p>our (pl)</text:p>
          </table:table-cell>
          <table:table-cell table:number-columns-repeated="3"/>
        </table:table-row>
        <table:table-row table:style-name="ro1">
          <table:table-cell office:value-type="string">
            <text:p>notre</text:p>
          </table:table-cell>
          <table:table-cell office:value-type="string">
            <text:p>FRENC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nous</text:p>
          </table:table-cell>
          <table:table-cell office:value-type="string">
            <text:p>FRENC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office:value-type="string">
            <text:p>FRENCH</text:p>
          </table:table-cell>
          <table:table-cell office:value-type="string">
            <text:p>one</text:p>
          </table:table-cell>
          <table:table-cell table:number-columns-repeated="3"/>
        </table:table-row>
        <table:table-row table:style-name="ro1">
          <table:table-cell office:value-type="string">
            <text:p>ou</text:p>
          </table:table-cell>
          <table:table-cell office:value-type="string">
            <text:p>FRENC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>
            <text:p>par</text:p>
          </table:table-cell>
          <table:table-cell office:value-type="string">
            <text:p>FRENCH</text:p>
          </table:table-cell>
          <table:table-cell office:value-type="string">
            <text:p>by</text:p>
          </table:table-cell>
          <table:table-cell table:number-columns-repeated="3"/>
        </table:table-row>
        <table:table-row table:style-name="ro1">
          <table:table-cell office:value-type="string">
            <text:p>pas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office:value-type="string">
            <text:p>pour</text:p>
          </table:table-cell>
          <table:table-cell office:value-type="string">
            <text:p>FRENC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qu</text:p>
          </table:table-cell>
          <table:table-cell office:value-type="string">
            <text:p>FRENCH</text:p>
          </table:table-cell>
          <table:table-cell office:value-type="string">
            <text:p>que before vowel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 office:value-type="string">
            <text:p>FREN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sa</text:p>
          </table:table-cell>
          <table:table-cell office:value-type="string">
            <text:p>FRENCH</text:p>
          </table:table-cell>
          <table:table-cell office:value-type="string">
            <text:p>his, her (fem)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ses</text:p>
          </table:table-cell>
          <table:table-cell office:value-type="string">
            <text:p>FRENCH</text:p>
          </table:table-cell>
          <table:table-cell office:value-type="string">
            <text:p>his (pl)</text:p>
          </table:table-cell>
          <table:table-cell table:number-columns-repeated="3"/>
        </table:table-row>
        <table:table-row table:style-name="ro1">
          <table:table-cell office:value-type="string">
            <text:p>son</text:p>
          </table:table-cell>
          <table:table-cell office:value-type="string">
            <text:p>FRENCH</text:p>
          </table:table-cell>
          <table:table-cell office:value-type="string">
            <text:p>his, her (masc)</text:p>
          </table:table-cell>
          <table:table-cell table:number-columns-repeated="3"/>
        </table:table-row>
        <table:table-row table:style-name="ro1">
          <table:table-cell office:value-type="string">
            <text:p>sur</text:p>
          </table:table-cell>
          <table:table-cell office:value-type="string">
            <text:p>FRENC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 office:value-type="string">
            <text:p>FRENCH</text:p>
          </table:table-cell>
          <table:table-cell office:value-type="string">
            <text:p>thy (fem)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es</text:p>
          </table:table-cell>
          <table:table-cell office:value-type="string">
            <text:p>FRENCH</text:p>
          </table:table-cell>
          <table:table-cell office:value-type="string">
            <text:p>thy (pl)</text:p>
          </table:table-cell>
          <table:table-cell table:number-columns-repeated="3"/>
        </table:table-row>
        <table:table-row table:style-name="ro1">
          <table:table-cell office:value-type="string">
            <text:p>toi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on</text:p>
          </table:table-cell>
          <table:table-cell office:value-type="string">
            <text:p>FRENCH</text:p>
          </table:table-cell>
          <table:table-cell office:value-type="string">
            <text:p>thy (masc)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FRENC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un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une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vos</text:p>
          </table:table-cell>
          <table:table-cell office:value-type="string">
            <text:p>FRENCH</text:p>
          </table:table-cell>
          <table:table-cell office:value-type="string">
            <text:p>your (pl)</text:p>
          </table:table-cell>
          <table:table-cell table:number-columns-repeated="3"/>
        </table:table-row>
        <table:table-row table:style-name="ro1">
          <table:table-cell office:value-type="string">
            <text:p>votre</text:p>
          </table:table-cell>
          <table:table-cell office:value-type="string">
            <text:p>FREN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vous</text:p>
          </table:table-cell>
          <table:table-cell office:value-type="string">
            <text:p>FREN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string">
            <text:p>FRENCH</text:p>
          </table:table-cell>
          <table:table-cell office:value-type="string">
            <text:p>c'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string">
            <text:p>FRENCH</text:p>
          </table:table-cell>
          <table:table-cell office:value-type="string">
            <text:p>d'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string">
            <text:p>FRENCH</text:p>
          </table:table-cell>
          <table:table-cell office:value-type="string">
            <text:p>j'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FRENCH</text:p>
          </table:table-cell>
          <table:table-cell office:value-type="string">
            <text:p>l'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string">
            <text:p>FRENCH</text:p>
          </table:table-cell>
          <table:table-cell office:value-type="string">
            <text:p>to, at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string">
            <text:p>FRENCH</text:p>
          </table:table-cell>
          <table:table-cell office:value-type="string">
            <text:p>m'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FRENCH</text:p>
          </table:table-cell>
          <table:table-cell office:value-type="string">
            <text:p>n'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string">
            <text:p>FRENCH</text:p>
          </table:table-cell>
          <table:table-cell office:value-type="string">
            <text:p>s'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FRENCH</text:p>
          </table:table-cell>
          <table:table-cell office:value-type="string">
            <text:p>t'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string">
            <text:p>FREN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été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u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s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m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ê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a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ceci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là 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cet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tt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ici</text:p>
          </table:table-cell>
          <table:table-cell office:value-type="string">
            <text:p>FRENC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ils</text:p>
          </table:table-cell>
          <table:table-cell office:value-type="string">
            <text:p>FRENC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les</text:p>
          </table:table-cell>
          <table:table-cell office:value-type="string">
            <text:p>FRENCH</text:p>
          </table:table-cell>
          <table:table-cell office:value-type="string">
            <text:p>the (pl)</text:p>
          </table:table-cell>
          <table:table-cell table:number-columns-repeated="3"/>
        </table:table-row>
        <table:table-row table:style-name="ro1">
          <table:table-cell office:value-type="string">
            <text:p>leurs</text:p>
          </table:table-cell>
          <table:table-cell office:value-type="string">
            <text:p>FRENCH</text:p>
          </table:table-cell>
          <table:table-cell office:value-type="string">
            <text:p>their (pl)</text:p>
          </table:table-cell>
          <table:table-cell table:number-columns-repeated="3"/>
        </table:table-row>
        <table:table-row table:style-name="ro1">
          <table:table-cell office:value-type="string">
            <text:p>quel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quel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quelle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quelle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sans</text:p>
          </table:table-cell>
          <table:table-cell office:value-type="string">
            <text:p>FREN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soi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aber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alle</text:p>
          </table:table-cell>
          <table:table-cell office:value-type="string">
            <text:p>GERMAN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all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ll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ll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ll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ls</text:p>
          </table:table-cell>
          <table:table-cell office:value-type="string">
            <text:p>GERMAN</text:p>
          </table:table-cell>
          <table:table-cell office:value-type="string">
            <text:p>than, as</text:p>
          </table:table-cell>
          <table:table-cell table:number-columns-repeated="3"/>
        </table:table-row>
        <table:table-row table:style-name="ro1">
          <table:table-cell office:value-type="string">
            <text:p>al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am</text:p>
          </table:table-cell>
          <table:table-cell office:value-type="string">
            <text:p>GERMAN</text:p>
          </table:table-cell>
          <table:table-cell office:value-type="string">
            <text:p>an + dem</text:p>
          </table:table-cell>
          <table:table-cell table:number-columns-repeated="3"/>
        </table:table-row>
        <table:table-row table:style-name="ro1">
          <table:table-cell office:value-type="string">
            <text:p>an</text:p>
          </table:table-cell>
          <table:table-cell office:value-type="string">
            <text:p>GERMAN</text:p>
          </table:table-cell>
          <table:table-cell office:value-type="string">
            <text:p>at</text:p>
          </table:table-cell>
          <table:table-cell table:number-columns-repeated="3"/>
        </table:table-row>
        <table:table-row table:style-name="ro1">
          <table:table-cell office:value-type="string">
            <text:p>ander</text:p>
          </table:table-cell>
          <table:table-cell office:value-type="string">
            <text:p>GERMAN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ande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uch</text:p>
          </table:table-cell>
          <table:table-cell office:value-type="string">
            <text:p>GERMAN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1">
          <table:table-cell office:value-type="string">
            <text:p>auf</text:p>
          </table:table-cell>
          <table:table-cell office:value-type="string">
            <text:p>GERMAN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aus</text:p>
          </table:table-cell>
          <table:table-cell office:value-type="string">
            <text:p>GERMAN</text:p>
          </table:table-cell>
          <table:table-cell office:value-type="string">
            <text:p>out of</text:p>
          </table:table-cell>
          <table:table-cell table:number-columns-repeated="3"/>
        </table:table-row>
        <table:table-row table:style-name="ro1">
          <table:table-cell office:value-type="string">
            <text:p>bei</text:p>
          </table:table-cell>
          <table:table-cell office:value-type="string">
            <text:p>GERMAN</text:p>
          </table:table-cell>
          <table:table-cell office:value-type="string">
            <text:p>by</text:p>
          </table:table-cell>
          <table:table-cell table:number-columns-repeated="3"/>
        </table:table-row>
        <table:table-row table:style-name="ro1">
          <table:table-cell office:value-type="string">
            <text:p>bin</text:p>
          </table:table-cell>
          <table:table-cell office:value-type="string">
            <text:p>GERMAN</text:p>
          </table:table-cell>
          <table:table-cell office:value-type="string">
            <text:p>am</text:p>
          </table:table-cell>
          <table:table-cell table:number-columns-repeated="3"/>
        </table:table-row>
        <table:table-row table:style-name="ro1">
          <table:table-cell office:value-type="string">
            <text:p>bis</text:p>
          </table:table-cell>
          <table:table-cell office:value-type="string">
            <text:p>GERMAN</text:p>
          </table:table-cell>
          <table:table-cell office:value-type="string">
            <text:p>until</text:p>
          </table:table-cell>
          <table:table-cell table:number-columns-repeated="3"/>
        </table:table-row>
        <table:table-row table:style-name="ro1">
          <table:table-cell office:value-type="string">
            <text:p>bist</text:p>
          </table:table-cell>
          <table:table-cell office:value-type="string">
            <text:p>GERMAN</text:p>
          </table:table-cell>
          <table:table-cell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da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damit</text:p>
          </table:table-cell>
          <table:table-cell office:value-type="string">
            <text:p>GERMAN</text:p>
          </table:table-cell>
          <table:table-cell office:value-type="string">
            <text:p>with it</text:p>
          </table:table-cell>
          <table:table-cell table:number-columns-repeated="3"/>
        </table:table-row>
        <table:table-row table:style-name="ro1">
          <table:table-cell office:value-type="string">
            <text:p>dann</text:p>
          </table:table-cell>
          <table:table-cell office:value-type="string">
            <text:p>GERMAN</text:p>
          </table:table-cell>
          <table:table-cell office:value-type="string">
            <text:p>then</text:p>
          </table:table-cell>
          <table:table-cell table:number-columns-repeated="3"/>
        </table:table-row>
        <table:table-row table:style-name="ro1">
          <table:table-cell office:value-type="string">
            <text:p>der</text:p>
          </table:table-cell>
          <table:table-cell office:value-type="string">
            <text:p>GERMAN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d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ß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derselbe</text:p>
          </table:table-cell>
          <table:table-cell office:value-type="string">
            <text:p>GERMAN</text:p>
          </table:table-cell>
          <table:table-cell office:value-type="string">
            <text:p>the same</text:p>
          </table:table-cell>
          <table:table-cell table:number-columns-repeated="3"/>
        </table:table-row>
        <table:table-row table:style-name="ro1">
          <table:table-cell office:value-type="string">
            <text:p>der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n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s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m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s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zu</text:p>
          </table:table-cell>
          <table:table-cell office:value-type="string">
            <text:p>GERMAN</text:p>
          </table:table-cell>
          <table:table-cell office:value-type="string">
            <text:p>to that</text:p>
          </table:table-cell>
          <table:table-cell table:number-columns-repeated="3"/>
        </table:table-row>
        <table:table-row table:style-name="ro1">
          <table:table-cell office:value-type="string">
            <text:p>dein</text:p>
          </table:table-cell>
          <table:table-cell office:value-type="string">
            <text:p>GERMAN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d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nn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derer</text:p>
          </table:table-cell>
          <table:table-cell office:value-type="string">
            <text:p>GERMAN</text:p>
          </table:table-cell>
          <table:table-cell office:value-type="string">
            <text:p>of those</text:p>
          </table:table-cell>
          <table:table-cell table:number-columns-repeated="3"/>
        </table:table-row>
        <table:table-row table:style-name="ro1">
          <table:table-cell office:value-type="string">
            <text:p>dessen</text:p>
          </table:table-cell>
          <table:table-cell office:value-type="string">
            <text:p>GERMAN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1">
          <table:table-cell office:value-type="string">
            <text:p>dich</text:p>
          </table:table-cell>
          <table:table-cell office:value-type="string">
            <text:p>GERMAN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dir</text:p>
          </table:table-cell>
          <table:table-cell office:value-type="string">
            <text:p>GERMAN</text:p>
          </table:table-cell>
          <table:table-cell office:value-type="string">
            <text:p>to thee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GERMAN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dies</text:p>
          </table:table-cell>
          <table:table-cell office:value-type="string">
            <text:p>GERMAN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dies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och</text:p>
          </table:table-cell>
          <table:table-cell office:value-type="string">
            <text:p>GERMAN</text:p>
          </table:table-cell>
          <table:table-cell office:value-type="string">
            <text:p>(several meanings)</text:p>
          </table:table-cell>
          <table:table-cell table:number-columns-repeated="3"/>
        </table:table-row>
        <table:table-row table:style-name="ro1">
          <table:table-cell office:value-type="string">
            <text:p>dort</text:p>
          </table:table-cell>
          <table:table-cell office:value-type="string">
            <text:p>GERMAN</text:p>
          </table:table-cell>
          <table:table-cell office:value-type="string">
            <text:p>(over) there</text:p>
          </table:table-cell>
          <table:table-cell table:number-columns-repeated="3"/>
        </table:table-row>
        <table:table-row table:style-name="ro1">
          <table:table-cell office:value-type="string">
            <text:p>durch</text:p>
          </table:table-cell>
          <table:table-cell office:value-type="string">
            <text:p>GERMAN</text:p>
          </table:table-cell>
          <table:table-cell office:value-type="string">
            <text:p>through</text:p>
          </table:table-cell>
          <table:table-cell table:number-columns-repeated="3"/>
        </table:table-row>
        <table:table-row table:style-name="ro1">
          <table:table-cell office:value-type="string">
            <text:p>ein</text:p>
          </table:table-cell>
          <table:table-cell office:value-type="string">
            <text:p>GERMAN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</text:p>
          </table:table-cell>
          <table:table-cell office:value-type="string">
            <text:p>GERMAN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>
            <text:p>einig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mal</text:p>
          </table:table-cell>
          <table:table-cell office:value-type="string">
            <text:p>GERMAN</text:p>
          </table:table-cell>
          <table:table-cell office:value-type="string">
            <text:p>once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GERMAN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ihn</text:p>
          </table:table-cell>
          <table:table-cell office:value-type="string">
            <text:p>GERMAN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ihm</text:p>
          </table:table-cell>
          <table:table-cell office:value-type="string">
            <text:p>GERMAN</text:p>
          </table:table-cell>
          <table:table-cell office:value-type="string">
            <text:p>to him</text:p>
          </table:table-cell>
          <table:table-cell table:number-columns-repeated="3"/>
        </table:table-row>
        <table:table-row table:style-name="ro1">
          <table:table-cell office:value-type="string">
            <text:p>es</text:p>
          </table:table-cell>
          <table:table-cell office:value-type="string">
            <text:p>GERMAN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etwas</text:p>
          </table:table-cell>
          <table:table-cell office:value-type="string">
            <text:p>GERMAN</text:p>
          </table:table-cell>
          <table:table-cell office:value-type="string">
            <text:p>something</text:p>
          </table:table-cell>
          <table:table-cell table:number-columns-repeated="3"/>
        </table:table-row>
        <table:table-row table:style-name="ro1">
          <table:table-cell office:value-type="string">
            <text:p>euer</text:p>
          </table:table-cell>
          <table:table-cell office:value-type="string">
            <text:p>GERMAN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eu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für</text:p>
          </table:table-cell>
          <table:table-cell office:value-type="string">
            <text:p>GERMAN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gegen</text:p>
          </table:table-cell>
          <table:table-cell office:value-type="string">
            <text:p>GERMAN</text:p>
          </table:table-cell>
          <table:table-cell office:value-type="string">
            <text:p>towards</text:p>
          </table:table-cell>
          <table:table-cell table:number-columns-repeated="3"/>
        </table:table-row>
        <table:table-row table:style-name="ro1">
          <table:table-cell office:value-type="string">
            <text:p>gewesen</text:p>
          </table:table-cell>
          <table:table-cell office:value-type="string">
            <text:p>GERMAN</text:p>
          </table:table-cell>
          <table:table-cell office:value-type="string">
            <text:p>p.p. of sein</text:p>
          </table:table-cell>
          <table:table-cell table:number-columns-repeated="3"/>
        </table:table-row>
        <table:table-row table:style-name="ro1">
          <table:table-cell office:value-type="string">
            <text:p>hab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habe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haben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hat</text:p>
          </table:table-cell>
          <table:table-cell office:value-type="string">
            <text:p>GERMAN</text:p>
          </table:table-cell>
          <table:table-cell office:value-type="string">
            <text:p>has</text:p>
          </table:table-cell>
          <table:table-cell table:number-columns-repeated="3"/>
        </table:table-row>
        <table:table-row table:style-name="ro1">
          <table:table-cell office:value-type="string">
            <text:p>hatte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hatten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hier</text:p>
          </table:table-cell>
          <table:table-cell office:value-type="string">
            <text:p>GERMAN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hin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hinter</text:p>
          </table:table-cell>
          <table:table-cell office:value-type="string">
            <text:p>GERMAN</text:p>
          </table:table-cell>
          <table:table-cell office:value-type="string">
            <text:p>behind</text:p>
          </table:table-cell>
          <table:table-cell table:number-columns-repeated="3"/>
        </table:table-row>
        <table:table-row table:style-name="ro1">
          <table:table-cell office:value-type="string">
            <text:p>ich</text:p>
          </table:table-cell>
          <table:table-cell office:value-type="string">
            <text:p>GERMA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ch</text:p>
          </table:table-cell>
          <table:table-cell office:value-type="string">
            <text:p>GERMAN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ir</text:p>
          </table:table-cell>
          <table:table-cell office:value-type="string">
            <text:p>GERMAN</text:p>
          </table:table-cell>
          <table:table-cell office:value-type="string">
            <text:p>to me</text:p>
          </table:table-cell>
          <table:table-cell table:number-columns-repeated="3"/>
        </table:table-row>
        <table:table-row table:style-name="ro1">
          <table:table-cell office:value-type="string">
            <text:p>ihr</text:p>
          </table:table-cell>
          <table:table-cell office:value-type="string">
            <text:p>GERMAN</text:p>
          </table:table-cell>
          <table:table-cell office:value-type="string">
            <text:p>you, to her</text:p>
          </table:table-cell>
          <table:table-cell table:number-columns-repeated="3"/>
        </table:table-row>
        <table:table-row table:style-name="ro1">
          <table:table-cell office:value-type="string">
            <text:p>ih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ih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ih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ih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ih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ch</text:p>
          </table:table-cell>
          <table:table-cell office:value-type="string">
            <text:p>GERMAN</text:p>
          </table:table-cell>
          <table:table-cell office:value-type="string">
            <text:p>to you</text:p>
          </table:table-cell>
          <table:table-cell table:number-columns-repeated="3"/>
        </table:table-row>
        <table:table-row table:style-name="ro1">
          <table:table-cell office:value-type="string">
            <text:p>im</text:p>
          </table:table-cell>
          <table:table-cell office:value-type="string">
            <text:p>GERMAN</text:p>
          </table:table-cell>
          <table:table-cell office:value-type="string">
            <text:p>in + dem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GERMAN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indem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1">
          <table:table-cell office:value-type="string">
            <text:p>ins</text:p>
          </table:table-cell>
          <table:table-cell office:value-type="string">
            <text:p>GERMAN</text:p>
          </table:table-cell>
          <table:table-cell office:value-type="string">
            <text:p>in + das</text:p>
          </table:table-cell>
          <table:table-cell table:number-columns-repeated="3"/>
        </table:table-row>
        <table:table-row table:style-name="ro1">
          <table:table-cell office:value-type="string">
            <text:p>ist</text:p>
          </table:table-cell>
          <table:table-cell office:value-type="string">
            <text:p>GERMAN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1">
          <table:table-cell office:value-type="string">
            <text:p>jede</text:p>
          </table:table-cell>
          <table:table-cell office:value-type="string">
            <text:p>GERMAN</text:p>
          </table:table-cell>
          <table:table-cell office:value-type="string">
            <text:p>each, every</text:p>
          </table:table-cell>
          <table:table-cell table:number-columns-repeated="3"/>
        </table:table-row>
        <table:table-row table:style-name="ro1">
          <table:table-cell office:value-type="string">
            <text:p>jed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je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tzt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kan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 office:value-type="string">
            <text:p>kein</text:p>
          </table:table-cell>
          <table:table-cell office:value-type="string">
            <text:p>GERMAN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k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önne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 office:value-type="string">
            <text:p>könnte</text:p>
          </table:table-cell>
          <table:table-cell office:value-type="string">
            <text:p>GERMAN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1">
          <table:table-cell office:value-type="string">
            <text:p>machen</text:p>
          </table:table-cell>
          <table:table-cell office:value-type="string">
            <text:p>GERMAN</text:p>
          </table:table-cell>
          <table:table-cell office:value-type="string">
            <text:p>do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office:value-type="string">
            <text:p>GERMAN</text:p>
          </table:table-cell>
          <table:table-cell office:value-type="string">
            <text:p>one</text:p>
          </table:table-cell>
          <table:table-cell table:number-columns-repeated="3"/>
        </table:table-row>
        <table:table-row table:style-name="ro1">
          <table:table-cell office:value-type="string">
            <text:p>manche</text:p>
          </table:table-cell>
          <table:table-cell office:value-type="string">
            <text:p>GERMAN</text:p>
          </table:table-cell>
          <table:table-cell office:value-type="string">
            <text:p>some, many a</text:p>
          </table:table-cell>
          <table:table-cell table:number-columns-repeated="3"/>
        </table:table-row>
        <table:table-row table:style-name="ro1">
          <table:table-cell office:value-type="string">
            <text:p>man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</text:p>
          </table:table-cell>
          <table:table-cell office:value-type="string">
            <text:p>GERMAN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it</text:p>
          </table:table-cell>
          <table:table-cell office:value-type="string">
            <text:p>GERMAN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muss</text:p>
          </table:table-cell>
          <table:table-cell office:value-type="string">
            <text:p>GERMAN</text:p>
          </table:table-cell>
          <table:table-cell office:value-type="string">
            <text:p>must</text:p>
          </table:table-cell>
          <table:table-cell table:number-columns-repeated="3"/>
        </table:table-row>
        <table:table-row table:style-name="ro1">
          <table:table-cell office:value-type="string">
            <text:p>musste</text:p>
          </table:table-cell>
          <table:table-cell office:value-type="string">
            <text:p>GERMAN</text:p>
          </table:table-cell>
          <table:table-cell office:value-type="string">
            <text:p>had to</text:p>
          </table:table-cell>
          <table:table-cell table:number-columns-repeated="3"/>
        </table:table-row>
        <table:table-row table:style-name="ro1">
          <table:table-cell office:value-type="string">
            <text:p>nach</text:p>
          </table:table-cell>
          <table:table-cell office:value-type="string">
            <text:p>GERMAN</text:p>
          </table:table-cell>
          <table:table-cell office:value-type="string">
            <text:p>to(wards)</text:p>
          </table:table-cell>
          <table:table-cell table:number-columns-repeated="3"/>
        </table:table-row>
        <table:table-row table:style-name="ro1">
          <table:table-cell office:value-type="string">
            <text:p>nicht</text:p>
          </table:table-cell>
          <table:table-cell office:value-type="string">
            <text:p>GERMAN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office:value-type="string">
            <text:p>nichts</text:p>
          </table:table-cell>
          <table:table-cell office:value-type="string">
            <text:p>GERMAN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noch</text:p>
          </table:table-cell>
          <table:table-cell office:value-type="string">
            <text:p>GERMAN</text:p>
          </table:table-cell>
          <table:table-cell office:value-type="string">
            <text:p>still, yet</text:p>
          </table:table-cell>
          <table:table-cell table:number-columns-repeated="3"/>
        </table:table-row>
        <table:table-row table:style-name="ro1">
          <table:table-cell office:value-type="string">
            <text:p>nun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nur</text:p>
          </table:table-cell>
          <table:table-cell office:value-type="string">
            <text:p>GERMAN</text:p>
          </table:table-cell>
          <table:table-cell office:value-type="string">
            <text:p>only</text:p>
          </table:table-cell>
          <table:table-cell table:number-columns-repeated="3"/>
        </table:table-row>
        <table:table-row table:style-name="ro1">
          <table:table-cell office:value-type="string">
            <text:p>ob</text:p>
          </table:table-cell>
          <table:table-cell office:value-type="string">
            <text:p>GERMAN</text:p>
          </table:table-cell>
          <table:table-cell office:value-type="string">
            <text:p>whether</text:p>
          </table:table-cell>
          <table:table-cell table:number-columns-repeated="3"/>
        </table:table-row>
        <table:table-row table:style-name="ro1">
          <table:table-cell office:value-type="string">
            <text:p>oder</text:p>
          </table:table-cell>
          <table:table-cell office:value-type="string">
            <text:p>GERMAN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ohne</text:p>
          </table:table-cell>
          <table:table-cell office:value-type="string">
            <text:p>GERMAN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sehr</text:p>
          </table:table-cell>
          <table:table-cell office:value-type="string">
            <text:p>GERMAN</text:p>
          </table:table-cell>
          <table:table-cell office:value-type="string">
            <text:p>very</text:p>
          </table:table-cell>
          <table:table-cell table:number-columns-repeated="3"/>
        </table:table-row>
        <table:table-row table:style-name="ro1">
          <table:table-cell office:value-type="string">
            <text:p>sein</text:p>
          </table:table-cell>
          <table:table-cell office:value-type="string">
            <text:p>GERMAN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lbst</text:p>
          </table:table-cell>
          <table:table-cell office:value-type="string">
            <text:p>GERMAN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sich</text:p>
          </table:table-cell>
          <table:table-cell office:value-type="string">
            <text:p>GERMAN</text:p>
          </table:table-cell>
          <table:table-cell office:value-type="string">
            <text:p>herself</text:p>
          </table:table-cell>
          <table:table-cell table:number-columns-repeated="3"/>
        </table:table-row>
        <table:table-row table:style-name="ro1">
          <table:table-cell office:value-type="string">
            <text:p>sie</text:p>
          </table:table-cell>
          <table:table-cell office:value-type="string">
            <text:p>GERMAN</text:p>
          </table:table-cell>
          <table:table-cell office:value-type="string">
            <text:p>they, she</text:p>
          </table:table-cell>
          <table:table-cell table:number-columns-repeated="3"/>
        </table:table-row>
        <table:table-row table:style-name="ro1">
          <table:table-cell office:value-type="string">
            <text:p>ihnen</text:p>
          </table:table-cell>
          <table:table-cell office:value-type="string">
            <text:p>GERMAN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sind</text:p>
          </table:table-cell>
          <table:table-cell office:value-type="string">
            <text:p>GERMAN</text:p>
          </table:table-cell>
          <table:table-cell office:value-type="string">
            <text:p>are</text:p>
          </table:table-cell>
          <table:table-cell table:number-columns-repeated="3"/>
        </table:table-row>
        <table:table-row table:style-name="ro1">
          <table:table-cell office:value-type="string">
            <text:p>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solche</text:p>
          </table:table-cell>
          <table:table-cell office:value-type="string">
            <text:p>GERMAN</text:p>
          </table:table-cell>
          <table:table-cell office:value-type="string">
            <text:p>such</text:p>
          </table:table-cell>
          <table:table-cell table:number-columns-repeated="3"/>
        </table:table-row>
        <table:table-row table:style-name="ro1">
          <table:table-cell office:value-type="string">
            <text:p>so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l</text:p>
          </table:table-cell>
          <table:table-cell office:value-type="string">
            <text:p>GERMAN</text:p>
          </table:table-cell>
          <table:table-cell office:value-type="string">
            <text:p>shall</text:p>
          </table:table-cell>
          <table:table-cell table:number-columns-repeated="3"/>
        </table:table-row>
        <table:table-row table:style-name="ro1">
          <table:table-cell office:value-type="string">
            <text:p>sollte</text:p>
          </table:table-cell>
          <table:table-cell office:value-type="string">
            <text:p>GERMAN</text:p>
          </table:table-cell>
          <table:table-cell office:value-type="string">
            <text:p>should</text:p>
          </table:table-cell>
          <table:table-cell table:number-columns-repeated="3"/>
        </table:table-row>
        <table:table-row table:style-name="ro1">
          <table:table-cell office:value-type="string">
            <text:p>sondern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sonst</text:p>
          </table:table-cell>
          <table:table-cell office:value-type="string">
            <text:p>GERMAN</text:p>
          </table:table-cell>
          <table:table-cell office:value-type="string">
            <text:p>else</text:p>
          </table:table-cell>
          <table:table-cell table:number-columns-repeated="3"/>
        </table:table-row>
        <table:table-row table:style-name="ro1">
          <table:table-cell office:value-type="string">
            <text:p>über</text:p>
          </table:table-cell>
          <table:table-cell office:value-type="string">
            <text:p>GERMAN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1">
          <table:table-cell office:value-type="string">
            <text:p>um</text:p>
          </table:table-cell>
          <table:table-cell office:value-type="string">
            <text:p>GERMAN</text:p>
          </table:table-cell>
          <table:table-cell office:value-type="string">
            <text:p>about, around</text:p>
          </table:table-cell>
          <table:table-cell table:number-columns-repeated="3"/>
        </table:table-row>
        <table:table-row table:style-name="ro1">
          <table:table-cell office:value-type="string">
            <text:p>und</text:p>
          </table:table-cell>
          <table:table-cell office:value-type="string">
            <text:p>GERMAN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uns</text:p>
          </table:table-cell>
          <table:table-cell office:value-type="string">
            <text:p>GERMAN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1">
          <table:table-cell office:value-type="string">
            <text:p>uns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ter</text:p>
          </table:table-cell>
          <table:table-cell office:value-type="string">
            <text:p>GERMAN</text:p>
          </table:table-cell>
          <table:table-cell office:value-type="string">
            <text:p>under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GERMAN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vom</text:p>
          </table:table-cell>
          <table:table-cell office:value-type="string">
            <text:p>GERMAN</text:p>
          </table:table-cell>
          <table:table-cell office:value-type="string">
            <text:p>von + dem</text:p>
          </table:table-cell>
          <table:table-cell table:number-columns-repeated="3"/>
        </table:table-row>
        <table:table-row table:style-name="ro1">
          <table:table-cell office:value-type="string">
            <text:p>von</text:p>
          </table:table-cell>
          <table:table-cell office:value-type="string">
            <text:p>GERMAN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>
            <text:p>vor</text:p>
          </table:table-cell>
          <table:table-cell office:value-type="string">
            <text:p>GERMAN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1">
          <table:table-cell office:value-type="string">
            <text:p>während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1">
          <table:table-cell office:value-type="string">
            <text:p>war</text:p>
          </table:table-cell>
          <table:table-cell office:value-type="string">
            <text:p>GERMAN</text:p>
          </table:table-cell>
          <table:table-cell office:value-type="string">
            <text:p>was</text:p>
          </table:table-cell>
          <table:table-cell table:number-columns-repeated="3"/>
        </table:table-row>
        <table:table-row table:style-name="ro1">
          <table:table-cell office:value-type="string">
            <text:p>waren</text:p>
          </table:table-cell>
          <table:table-cell office:value-type="string">
            <text:p>GERMAN</text:p>
          </table:table-cell>
          <table:table-cell office:value-type="string">
            <text:p>were</text:p>
          </table:table-cell>
          <table:table-cell table:number-columns-repeated="3"/>
        </table:table-row>
        <table:table-row table:style-name="ro1">
          <table:table-cell office:value-type="string">
            <text:p>warst</text:p>
          </table:table-cell>
          <table:table-cell office:value-type="string">
            <text:p>GERMAN</text:p>
          </table:table-cell>
          <table:table-cell office:value-type="string">
            <text:p>was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GERMAN</text:p>
          </table:table-cell>
          <table:table-cell office:value-type="string">
            <text:p>what</text:p>
          </table:table-cell>
          <table:table-cell table:number-columns-repeated="3"/>
        </table:table-row>
        <table:table-row table:style-name="ro1">
          <table:table-cell office:value-type="string">
            <text:p>weg</text:p>
          </table:table-cell>
          <table:table-cell office:value-type="string">
            <text:p>GERMAN</text:p>
          </table:table-cell>
          <table:table-cell office:value-type="string">
            <text:p>away, off</text:p>
          </table:table-cell>
          <table:table-cell table:number-columns-repeated="3"/>
        </table:table-row>
        <table:table-row table:style-name="ro1">
          <table:table-cell office:value-type="string">
            <text:p>weil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weiter</text:p>
          </table:table-cell>
          <table:table-cell office:value-type="string">
            <text:p>GERMAN</text:p>
          </table:table-cell>
          <table:table-cell office:value-type="string">
            <text:p>further</text:p>
          </table:table-cell>
          <table:table-cell table:number-columns-repeated="3"/>
        </table:table-row>
        <table:table-row table:style-name="ro1">
          <table:table-cell office:value-type="string">
            <text:p>welche</text:p>
          </table:table-cell>
          <table:table-cell office:value-type="string">
            <text:p>GERMAN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we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nn</text:p>
          </table:table-cell>
          <table:table-cell office:value-type="string">
            <text:p>GERMAN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werde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1">
          <table:table-cell office:value-type="string">
            <text:p>werden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1">
          <table:table-cell office:value-type="string">
            <text:p>wie</text:p>
          </table:table-cell>
          <table:table-cell office:value-type="string">
            <text:p>GERMAN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1">
          <table:table-cell office:value-type="string">
            <text:p>wieder</text:p>
          </table:table-cell>
          <table:table-cell office:value-type="string">
            <text:p>GERMAN</text:p>
          </table:table-cell>
          <table:table-cell office:value-type="string">
            <text:p>again</text:p>
          </table:table-cell>
          <table:table-cell table:number-columns-repeated="3"/>
        </table:table-row>
        <table:table-row table:style-name="ro1">
          <table:table-cell office:value-type="string">
            <text:p>will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number-columns-repeated="3"/>
        </table:table-row>
        <table:table-row table:style-name="ro1">
          <table:table-cell office:value-type="string">
            <text:p>wir</text:p>
          </table:table-cell>
          <table:table-cell office:value-type="string">
            <text:p>GERMAN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wird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1">
          <table:table-cell office:value-type="string">
            <text:p>wirst</text:p>
          </table:table-cell>
          <table:table-cell office:value-type="string">
            <text:p>GERMAN</text:p>
          </table:table-cell>
          <table:table-cell office:value-type="string">
            <text:p>willst</text:p>
          </table:table-cell>
          <table:table-cell table:number-columns-repeated="3"/>
        </table:table-row>
        <table:table-row table:style-name="ro1">
          <table:table-cell office:value-type="string">
            <text:p>wo</text:p>
          </table:table-cell>
          <table:table-cell office:value-type="string">
            <text:p>GERMAN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>
            <text:p>wollen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number-columns-repeated="3"/>
        </table:table-row>
        <table:table-row table:style-name="ro1">
          <table:table-cell office:value-type="string">
            <text:p>wollte</text:p>
          </table:table-cell>
          <table:table-cell office:value-type="string">
            <text:p>GERMAN</text:p>
          </table:table-cell>
          <table:table-cell office:value-type="string">
            <text:p>wanted</text:p>
          </table:table-cell>
          <table:table-cell table:number-columns-repeated="3"/>
        </table:table-row>
        <table:table-row table:style-name="ro1">
          <table:table-cell office:value-type="string">
            <text:p>würde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number-columns-repeated="3"/>
        </table:table-row>
        <table:table-row table:style-name="ro1">
          <table:table-cell office:value-type="string">
            <text:p>würden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number-columns-repeated="3"/>
        </table:table-row>
        <table:table-row table:style-name="ro1">
          <table:table-cell office:value-type="string">
            <text:p>zu</text:p>
          </table:table-cell>
          <table:table-cell office:value-type="string">
            <text:p>GERMAN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zum</text:p>
          </table:table-cell>
          <table:table-cell office:value-type="string">
            <text:p>GERMAN</text:p>
          </table:table-cell>
          <table:table-cell office:value-type="string">
            <text:p>zu + dem</text:p>
          </table:table-cell>
          <table:table-cell table:number-columns-repeated="3"/>
        </table:table-row>
        <table:table-row table:style-name="ro1">
          <table:table-cell office:value-type="string">
            <text:p>zur</text:p>
          </table:table-cell>
          <table:table-cell office:value-type="string">
            <text:p>GERMAN</text:p>
          </table:table-cell>
          <table:table-cell office:value-type="string">
            <text:p>zu + der</text:p>
          </table:table-cell>
          <table:table-cell table:number-columns-repeated="3"/>
        </table:table-row>
        <table:table-row table:style-name="ro1">
          <table:table-cell office:value-type="string">
            <text:p>zwar</text:p>
          </table:table-cell>
          <table:table-cell office:value-type="string">
            <text:p>GERMAN</text:p>
          </table:table-cell>
          <table:table-cell office:value-type="string">
            <text:p>indeed</text:p>
          </table:table-cell>
          <table:table-cell table:number-columns-repeated="3"/>
        </table:table-row>
        <table:table-row table:style-name="ro1">
          <table:table-cell office:value-type="string">
            <text:p>zwischen</text:p>
          </table:table-cell>
          <table:table-cell office:value-type="string">
            <text:p>GERMAN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﻿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ἑαυ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λλ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λλ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λλ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ρ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αὐτ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ι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α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ἔ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γώ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π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μ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ἴμ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ά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α^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ἡ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ἤ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κ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κα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έ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ε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δ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σ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ὕτω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ὗ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ὔ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ὖ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δε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ερ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ρ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ύ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ύ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ή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ῆ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ῇ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ιοῦ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ό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ύ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ῶ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ῷ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πέ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ὡ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ὥσ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ά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αρ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de</text:p>
          </table:table-cell>
          <table:table-cell office:value-type="string">
            <text:p>PORTUGUESE</text:p>
          </table:table-cell>
          <table:table-cell office:value-type="string">
            <text:p>of, from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PORTUGUESE</text:p>
          </table:table-cell>
          <table:table-cell office:value-type="string">
            <text:p>the, to, at, her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PORTUGUESE</text:p>
          </table:table-cell>
          <table:table-cell office:value-type="string">
            <text:p>the, him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PORTUGUESE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PORTUGUESE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PORTUGUESE</text:p>
          </table:table-cell>
          <table:table-cell office:value-type="string">
            <text:p>de + o</text:p>
          </table:table-cell>
          <table:table-cell table:number-columns-repeated="3"/>
        </table:table-row>
        <table:table-row table:style-name="ro1">
          <table:table-cell office:value-type="string">
            <text:p>da</text:p>
          </table:table-cell>
          <table:table-cell office:value-type="string">
            <text:p>PORTUGUESE</text:p>
          </table:table-cell>
          <table:table-cell office:value-type="string">
            <text:p>de + a</text:p>
          </table:table-cell>
          <table:table-cell table:number-columns-repeated="3"/>
        </table:table-row>
        <table:table-row table:style-name="ro1">
          <table:table-cell office:value-type="string">
            <text:p>em</text:p>
          </table:table-cell>
          <table:table-cell office:value-type="string">
            <text:p>PORTUGUESE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um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com</text:p>
          </table:table-cell>
          <table:table-cell office:value-type="string">
            <text:p>PORTUGUESE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não</text:p>
          </table:table-cell>
          <table:table-cell office:value-type="string">
            <text:p>PORTUGUESE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1">
          <table:table-cell office:value-type="string">
            <text:p>uma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string">
            <text:p>PORTUGUESE</text:p>
          </table:table-cell>
          <table:table-cell office:value-type="string">
            <text:p>em + o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PORTUGUESE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string">
            <text:p>PORTUGUESE</text:p>
          </table:table-cell>
          <table:table-cell office:value-type="string">
            <text:p>em + a</text:p>
          </table:table-cell>
          <table:table-cell table:number-columns-repeated="3"/>
        </table:table-row>
        <table:table-row table:style-name="ro1"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mais</text:p>
          </table:table-cell>
          <table:table-cell office:value-type="string">
            <text:p>PORTUGUESE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dos</text:p>
          </table:table-cell>
          <table:table-cell office:value-type="string">
            <text:p>PORTUGUESE</text:p>
          </table:table-cell>
          <table:table-cell office:value-type="string">
            <text:p>de + os</text:p>
          </table:table-cell>
          <table:table-cell table:number-columns-repeated="3"/>
        </table:table-row>
        <table:table-row table:style-name="ro1">
          <table:table-cell office:value-type="string">
            <text:p>como</text:p>
          </table:table-cell>
          <table:table-cell office:value-type="string">
            <text:p>PORTUGUESE</text:p>
          </table:table-cell>
          <table:table-cell office:value-type="string">
            <text:p>as, like</text:p>
          </table:table-cell>
          <table:table-cell table:number-columns-repeated="3"/>
        </table:table-row>
        <table:table-row table:style-name="ro1">
          <table:table-cell office:value-type="string">
            <text:p>mas</text:p>
          </table:table-cell>
          <table:table-cell office:value-type="string">
            <text:p>PORTUGUESE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ao</text:p>
          </table:table-cell>
          <table:table-cell office:value-type="string">
            <text:p>PORTUGUESE</text:p>
          </table:table-cell>
          <table:table-cell office:value-type="string">
            <text:p>a + o</text:p>
          </table:table-cell>
          <table:table-cell table:number-columns-repeated="3"/>
        </table:table-row>
        <table:table-row table:style-name="ro1">
          <table:table-cell office:value-type="string">
            <text:p>ele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das</text:p>
          </table:table-cell>
          <table:table-cell office:value-type="string">
            <text:p>PORTUGUESE</text:p>
          </table:table-cell>
          <table:table-cell office:value-type="string">
            <text:p>de + as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string">
            <text:p>PORTUGUESE</text:p>
          </table:table-cell>
          <table:table-cell office:value-type="string">
            <text:p>a + a</text:p>
          </table:table-cell>
          <table:table-cell table:number-columns-repeated="3"/>
        </table:table-row>
        <table:table-row table:style-name="ro1">
          <table:table-cell office:value-type="string">
            <text:p>seu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ua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ou</text:p>
          </table:table-cell>
          <table:table-cell office:value-type="string">
            <text:p>PORTUGUESE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quando</text:p>
          </table:table-cell>
          <table:table-cell office:value-type="string">
            <text:p>PORTUGUESE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muito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PORTUGUESE</text:p>
          </table:table-cell>
          <table:table-cell office:value-type="string">
            <text:p>em + os, us</text:p>
          </table:table-cell>
          <table:table-cell table:number-columns-repeated="3"/>
        </table:table-row>
        <table:table-row table:style-name="ro1">
          <table:table-cell office:value-type="string">
            <text:p>já</text:p>
          </table:table-cell>
          <table:table-cell office:value-type="string">
            <text:p>PORTUGUESE</text:p>
          </table:table-cell>
          <table:table-cell office:value-type="string">
            <text:p>already, now</text:p>
          </table:table-cell>
          <table:table-cell table:number-columns-repeated="3"/>
        </table:table-row>
        <table:table-row table:style-name="ro1">
          <table:table-cell office:value-type="string">
            <text:p>eu</text:p>
          </table:table-cell>
          <table:table-cell office:value-type="string">
            <text:p>PORTUGUESE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também</text:p>
          </table:table-cell>
          <table:table-cell office:value-type="string">
            <text:p>PORTUGUESE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1">
          <table:table-cell office:value-type="string">
            <text:p>só</text:p>
          </table:table-cell>
          <table:table-cell office:value-type="string">
            <text:p>PORTUGUESE</text:p>
          </table:table-cell>
          <table:table-cell office:value-type="string">
            <text:p>only, just</text:p>
          </table:table-cell>
          <table:table-cell table:number-columns-repeated="3"/>
        </table:table-row>
        <table:table-row table:style-name="ro1">
          <table:table-cell office:value-type="string">
            <text:p>pelo</text:p>
          </table:table-cell>
          <table:table-cell office:value-type="string">
            <text:p>PORTUGUESE</text:p>
          </table:table-cell>
          <table:table-cell office:value-type="string">
            <text:p>per + o</text:p>
          </table:table-cell>
          <table:table-cell table:number-columns-repeated="3"/>
        </table:table-row>
        <table:table-row table:style-name="ro1">
          <table:table-cell office:value-type="string">
            <text:p>pela</text:p>
          </table:table-cell>
          <table:table-cell office:value-type="string">
            <text:p>PORTUGUESE</text:p>
          </table:table-cell>
          <table:table-cell office:value-type="string">
            <text:p>per + a</text:p>
          </table:table-cell>
          <table:table-cell table:number-columns-repeated="3"/>
        </table:table-row>
        <table:table-row table:style-name="ro1">
          <table:table-cell office:value-type="string">
            <text:p>até</text:p>
          </table:table-cell>
          <table:table-cell office:value-type="string">
            <text:p>PORTUGUESE</text:p>
          </table:table-cell>
          <table:table-cell office:value-type="string">
            <text:p>up to</text:p>
          </table:table-cell>
          <table:table-cell table:number-columns-repeated="3"/>
        </table:table-row>
        <table:table-row table:style-name="ro1">
          <table:table-cell office:value-type="string">
            <text:p>iss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la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entre</text:p>
          </table:table-cell>
          <table:table-cell office:value-type="string">
            <text:p>PORTUGUESE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depoi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table:number-columns-repeated="3"/>
        </table:table-row>
        <table:table-row table:style-name="ro1">
          <table:table-cell office:value-type="string">
            <text:p>sem</text:p>
          </table:table-cell>
          <table:table-cell office:value-type="string">
            <text:p>PORTUGUESE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mesmo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table:number-columns-repeated="3"/>
        </table:table-row>
        <table:table-row table:style-name="ro1">
          <table:table-cell office:value-type="string">
            <text:p>aos</text:p>
          </table:table-cell>
          <table:table-cell office:value-type="string">
            <text:p>PORTUGUESE</text:p>
          </table:table-cell>
          <table:table-cell office:value-type="string">
            <text:p>a + os</text:p>
          </table:table-cell>
          <table:table-cell table:number-columns-repeated="3"/>
        </table:table-row>
        <table:table-row table:style-name="ro1">
          <table:table-cell office:value-type="string">
            <text:p>seus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quem</text:p>
          </table:table-cell>
          <table:table-cell office:value-type="string">
            <text:p>PORTUGUESE</text:p>
          </table:table-cell>
          <table:table-cell office:value-type="string">
            <text:p>whom</text:p>
          </table:table-cell>
          <table:table-cell table:number-columns-repeated="3"/>
        </table:table-row>
        <table:table-row table:style-name="ro1">
          <table:table-cell office:value-type="string">
            <text:p>nas</text:p>
          </table:table-cell>
          <table:table-cell office:value-type="string">
            <text:p>PORTUGUESE</text:p>
          </table:table-cell>
          <table:table-cell office:value-type="string">
            <text:p>em + as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PORTUGUESE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ess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le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você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ess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num</text:p>
          </table:table-cell>
          <table:table-cell office:value-type="string">
            <text:p>PORTUGUESE</text:p>
          </table:table-cell>
          <table:table-cell office:value-type="string">
            <text:p>em + um</text:p>
          </table:table-cell>
          <table:table-cell table:number-columns-repeated="3"/>
        </table:table-row>
        <table:table-row table:style-name="ro1">
          <table:table-cell office:value-type="string">
            <text:p>nem</text:p>
          </table:table-cell>
          <table:table-cell office:value-type="string">
            <text:p>PORTUGUESE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suas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meu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às</text:p>
          </table:table-cell>
          <table:table-cell office:value-type="string">
            <text:p>PORTUGUESE</text:p>
          </table:table-cell>
          <table:table-cell office:value-type="string">
            <text:p>a + as</text:p>
          </table:table-cell>
          <table:table-cell table:number-columns-repeated="3"/>
        </table:table-row>
        <table:table-row table:style-name="ro1">
          <table:table-cell office:value-type="string">
            <text:p>minha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numa</text:p>
          </table:table-cell>
          <table:table-cell office:value-type="string">
            <text:p>PORTUGUESE</text:p>
          </table:table-cell>
          <table:table-cell office:value-type="string">
            <text:p>em + uma</text:p>
          </table:table-cell>
          <table:table-cell table:number-columns-repeated="3"/>
        </table:table-row>
        <table:table-row table:style-name="ro1">
          <table:table-cell office:value-type="string">
            <text:p>pelos</text:p>
          </table:table-cell>
          <table:table-cell office:value-type="string">
            <text:p>PORTUGUESE</text:p>
          </table:table-cell>
          <table:table-cell office:value-type="string">
            <text:p>per + os</text:p>
          </table:table-cell>
          <table:table-cell table:number-columns-repeated="3"/>
        </table:table-row>
        <table:table-row table:style-name="ro1">
          <table:table-cell office:value-type="string">
            <text:p>ela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qual</text:p>
          </table:table-cell>
          <table:table-cell office:value-type="string">
            <text:p>PORTUGUESE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nós</text:p>
          </table:table-cell>
          <table:table-cell office:value-type="string">
            <text:p>PORTUGUESE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lhe</text:p>
          </table:table-cell>
          <table:table-cell office:value-type="string">
            <text:p>PORTUGUESE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1">
          <table:table-cell office:value-type="string">
            <text:p>dele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1">
          <table:table-cell office:value-type="string">
            <text:p>ess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s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pelas</text:p>
          </table:table-cell>
          <table:table-cell office:value-type="string">
            <text:p>PORTUGUESE</text:p>
          </table:table-cell>
          <table:table-cell office:value-type="string">
            <text:p>per + as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dele</text:p>
          </table:table-cell>
          <table:table-cell office:value-type="string">
            <text:p>PORTUGUESE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PORTUGUESE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PORTUGUESE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vocês</text:p>
          </table:table-cell>
          <table:table-cell office:value-type="string">
            <text:p>PORTUGUESE</text:p>
          </table:table-cell>
          <table:table-cell office:value-type="string">
            <text:p>you (plural)</text:p>
          </table:table-cell>
          <table:table-cell table:number-columns-repeated="3"/>
        </table:table-row>
        <table:table-row table:style-name="ro1">
          <table:table-cell office:value-type="string">
            <text:p>vos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lhes</text:p>
          </table:table-cell>
          <table:table-cell office:value-type="string">
            <text:p>PORTUGUESE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meus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inh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u</text:p>
          </table:table-cell>
          <table:table-cell office:value-type="string">
            <text:p>PORTUGUESE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tu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u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u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o</text:p>
          </table:table-cell>
          <table:table-cell office:value-type="string">
            <text:p>PORTUGUESE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noss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dela</text:p>
          </table:table-cell>
          <table:table-cell office:value-type="string">
            <text:p>PORTUGUESE</text:p>
          </table:table-cell>
          <table:table-cell office:value-type="string">
            <text:p>of her</text:p>
          </table:table-cell>
          <table:table-cell table:number-columns-repeated="3"/>
        </table:table-row>
        <table:table-row table:style-name="ro1">
          <table:table-cell office:value-type="string">
            <text:p>dela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1">
          <table:table-cell office:value-type="string">
            <text:p>esta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este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esta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aquel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quel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quel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aquel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isto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aquil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tou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v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áv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v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ou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u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ô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ô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é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í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de</text:p>
          </table:table-cell>
          <table:table-cell office:value-type="string">
            <text:p>SPANISH</text:p>
          </table:table-cell>
          <table:table-cell office:value-type="string">
            <text:p>from, of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 office:value-type="string">
            <text:p>SPANISH</text:p>
          </table:table-cell>
          <table:table-cell office:value-type="string">
            <text:p>the, her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SPAN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l</text:p>
          </table:table-cell>
          <table:table-cell office:value-type="string">
            <text:p>SPANIS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SPANISH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string">
            <text:p>SPA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PAN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lo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del</text:p>
          </table:table-cell>
          <table:table-cell office:value-type="string">
            <text:p>SPANISH</text:p>
          </table:table-cell>
          <table:table-cell office:value-type="string">
            <text:p>de + el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SPANISH</text:p>
          </table:table-cell>
          <table:table-cell office:value-type="string">
            <text:p>himself, from him etc</text:p>
          </table:table-cell>
          <table:table-cell table:number-columns-repeated="3"/>
        </table:table-row>
        <table:table-row table:style-name="ro1">
          <table:table-cell office:value-type="string">
            <text:p>la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por</text:p>
          </table:table-cell>
          <table:table-cell office:value-type="string">
            <text:p>SPANISH</text:p>
          </table:table-cell>
          <table:table-cell office:value-type="string">
            <text:p>for, by, etc</text:p>
          </table:table-cell>
          <table:table-cell table:number-columns-repeated="3"/>
        </table:table-row>
        <table:table-row table:style-name="ro1">
          <table:table-cell office:value-type="string">
            <text:p>un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string">
            <text:p>SPA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con</text:p>
          </table:table-cell>
          <table:table-cell office:value-type="string">
            <text:p>SPA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string">
            <text:p>SPAN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una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su</text:p>
          </table:table-cell>
          <table:table-cell office:value-type="string">
            <text:p>SPANISH</text:p>
          </table:table-cell>
          <table:table-cell office:value-type="string">
            <text:p>his, her</text:p>
          </table:table-cell>
          <table:table-cell table:number-columns-repeated="3"/>
        </table:table-row>
        <table:table-row table:style-name="ro1">
          <table:table-cell office:value-type="string">
            <text:p>al</text:p>
          </table:table-cell>
          <table:table-cell office:value-type="string">
            <text:p>SPANISH</text:p>
          </table:table-cell>
          <table:table-cell office:value-type="string">
            <text:p>a + el</text:p>
          </table:table-cell>
          <table:table-cell table:number-columns-repeated="3"/>
        </table:table-row>
        <table:table-row table:style-name="ro1">
          <table:table-cell office:value-type="string">
            <text:p>lo</text:p>
          </table:table-cell>
          <table:table-cell office:value-type="string">
            <text:p>SPAN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como</text:p>
          </table:table-cell>
          <table:table-cell office:value-type="string">
            <text:p>SPAN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1">
          <table:table-cell office:value-type="string">
            <text:p>más</text:p>
          </table:table-cell>
          <table:table-cell office:value-type="string">
            <text:p>SPANISH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1">
          <table:table-cell office:value-type="string">
            <text:p>pero</text:p>
          </table:table-cell>
          <table:table-cell office:value-type="string">
            <text:p>SPANISH</text:p>
          </table:table-cell>
          <table:table-cell office:value-type="string">
            <text:p>pero</text:p>
          </table:table-cell>
          <table:table-cell table:number-columns-repeated="3"/>
        </table:table-row>
        <table:table-row table:style-name="ro1">
          <table:table-cell office:value-type="string">
            <text:p>sus</text:p>
          </table:table-cell>
          <table:table-cell office:value-type="string">
            <text:p>SPANISH</text:p>
          </table:table-cell>
          <table:table-cell office:value-type="string">
            <text:p>su plural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 office:value-type="string">
            <text:p>SPANISH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1">
          <table:table-cell office:value-type="string">
            <text:p>ya</text:p>
          </table:table-cell>
          <table:table-cell office:value-type="string">
            <text:p>SPANIS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SPA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sí</text:p>
          </table:table-cell>
          <table:table-cell office:value-type="string">
            <text:p>SPANISH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1">
          <table:table-cell office:value-type="string">
            <text:p>porque</text:p>
          </table:table-cell>
          <table:table-cell office:value-type="string">
            <text:p>SPA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esta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entre</text:p>
          </table:table-cell>
          <table:table-cell office:value-type="string">
            <text:p>SPAN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cuando</text:p>
          </table:table-cell>
          <table:table-cell office:value-type="string">
            <text:p>SPA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muy</text:p>
          </table:table-cell>
          <table:table-cell office:value-type="string">
            <text:p>SPANISH</text:p>
          </table:table-cell>
          <table:table-cell office:value-type="string">
            <text:p>very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office:value-type="string">
            <text:p>SPAN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sobre</text:p>
          </table:table-cell>
          <table:table-cell office:value-type="string">
            <text:p>SPAN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también</text:p>
          </table:table-cell>
          <table:table-cell office:value-type="string">
            <text:p>SPANISH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hasta</text:p>
          </table:table-cell>
          <table:table-cell office:value-type="string">
            <text:p>SPANISH</text:p>
          </table:table-cell>
          <table:table-cell office:value-type="string">
            <text:p>until</text:p>
          </table:table-cell>
          <table:table-cell table:number-columns-repeated="3"/>
        </table:table-row>
        <table:table-row table:style-name="ro1">
          <table:table-cell office:value-type="string">
            <text:p>hay</text:p>
          </table:table-cell>
          <table:table-cell office:value-type="string">
            <text:p>SPANISH</text:p>
          </table:table-cell>
          <table:table-cell office:value-type="string">
            <text:p>there is/are</text:p>
          </table:table-cell>
          <table:table-cell table:number-columns-repeated="3"/>
        </table:table-row>
        <table:table-row table:style-name="ro1">
          <table:table-cell office:value-type="string">
            <text:p>donde</text:p>
          </table:table-cell>
          <table:table-cell office:value-type="string">
            <text:p>SPANIS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>
            <text:p>quien</text:p>
          </table:table-cell>
          <table:table-cell office:value-type="string">
            <text:p>SPANISH</text:p>
          </table:table-cell>
          <table:table-cell office:value-type="string">
            <text:p>whom, that</text:p>
          </table:table-cell>
          <table:table-cell table:number-columns-repeated="3"/>
        </table:table-row>
        <table:table-row table:style-name="ro1">
          <table:table-cell office:value-type="string">
            <text:p>desde</text:p>
          </table:table-cell>
          <table:table-cell office:value-type="string">
            <text:p>SPANISH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>
            <text:p>todo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SPAN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1">
          <table:table-cell office:value-type="string">
            <text:p>durante</text:p>
          </table:table-cell>
          <table:table-cell office:value-type="string">
            <text:p>SPANISH</text:p>
          </table:table-cell>
          <table:table-cell office:value-type="string">
            <text:p>during</text:p>
          </table:table-cell>
          <table:table-cell table:number-columns-repeated="3"/>
        </table:table-row>
        <table:table-row table:style-name="ro1">
          <table:table-cell office:value-type="string">
            <text:p>todos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uno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les</text:p>
          </table:table-cell>
          <table:table-cell office:value-type="string">
            <text:p>SPANISH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string">
            <text:p>SPAN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contra</text:p>
          </table:table-cell>
          <table:table-cell office:value-type="string">
            <text:p>SPANISH</text:p>
          </table:table-cell>
          <table:table-cell office:value-type="string">
            <text:p>against</text:p>
          </table:table-cell>
          <table:table-cell table:number-columns-repeated="3"/>
        </table:table-row>
        <table:table-row table:style-name="ro1">
          <table:table-cell office:value-type="string">
            <text:p>otro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ese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o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nte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1">
          <table:table-cell office:value-type="string">
            <text:p>ello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SPANISH</text:p>
          </table:table-cell>
          <table:table-cell office:value-type="string">
            <text:p>and (variant of y)</text:p>
          </table:table-cell>
          <table:table-cell table:number-columns-repeated="3"/>
        </table:table-row>
        <table:table-row table:style-name="ro1">
          <table:table-cell office:value-type="string">
            <text:p>esto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mí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antes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1">
          <table:table-cell office:value-type="string">
            <text:p>alguno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>
            <text:p>qué</text:p>
          </table:table-cell>
          <table:table-cell office:value-type="string">
            <text:p>SPANISH</text:p>
          </table:table-cell>
          <table:table-cell office:value-type="string">
            <text:p>what?</text:p>
          </table:table-cell>
          <table:table-cell table:number-columns-repeated="3"/>
        </table:table-row>
        <table:table-row table:style-name="ro1">
          <table:table-cell office:value-type="string">
            <text:p>unos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yo</text:p>
          </table:table-cell>
          <table:table-cell office:value-type="string">
            <text:p>SPA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otro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otra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otra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él</text:p>
          </table:table-cell>
          <table:table-cell office:value-type="string">
            <text:p>SPANIS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tanto</text:p>
          </table:table-cell>
          <table:table-cell office:value-type="string">
            <text:p>SPANISH</text:p>
          </table:table-cell>
          <table:table-cell office:value-type="string">
            <text:p>so much, many</text:p>
          </table:table-cell>
          <table:table-cell table:number-columns-repeated="3"/>
        </table:table-row>
        <table:table-row table:style-name="ro1">
          <table:table-cell office:value-type="string">
            <text:p>esa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to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mucho</text:p>
          </table:table-cell>
          <table:table-cell office:value-type="string">
            <text:p>SPANIS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1">
          <table:table-cell office:value-type="string">
            <text:p>quienes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nada</text:p>
          </table:table-cell>
          <table:table-cell office:value-type="string">
            <text:p>SPANIS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muchos</text:p>
          </table:table-cell>
          <table:table-cell office:value-type="string">
            <text:p>SPANISH</text:p>
          </table:table-cell>
          <table:table-cell office:value-type="string">
            <text:p>many</text:p>
          </table:table-cell>
          <table:table-cell table:number-columns-repeated="3"/>
        </table:table-row>
        <table:table-row table:style-name="ro1">
          <table:table-cell office:value-type="string">
            <text:p>cual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poco</text:p>
          </table:table-cell>
          <table:table-cell office:value-type="string">
            <text:p>SPANISH</text:p>
          </table:table-cell>
          <table:table-cell office:value-type="string">
            <text:p>few</text:p>
          </table:table-cell>
          <table:table-cell table:number-columns-repeated="3"/>
        </table:table-row>
        <table:table-row table:style-name="ro1">
          <table:table-cell office:value-type="string">
            <text:p>ella</text:p>
          </table:table-cell>
          <table:table-cell office:value-type="string">
            <text:p>SPAN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estar</text:p>
          </table:table-cell>
          <table:table-cell office:value-type="string">
            <text:p>SPANISH</text:p>
          </table:table-cell>
          <table:table-cell office:value-type="string">
            <text:p>to be</text:p>
          </table:table-cell>
          <table:table-cell table:number-columns-repeated="3"/>
        </table:table-row>
        <table:table-row table:style-name="ro1">
          <table:table-cell office:value-type="string">
            <text:p>esta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alguna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>
            <text:p>algo</text:p>
          </table:table-cell>
          <table:table-cell office:value-type="string">
            <text:p>SPANISH</text:p>
          </table:table-cell>
          <table:table-cell office:value-type="string">
            <text:p>something</text:p>
          </table:table-cell>
          <table:table-cell table:number-columns-repeated="3"/>
        </table:table-row>
        <table:table-row table:style-name="ro1">
          <table:table-cell office:value-type="string">
            <text:p>nosotro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i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is</text:p>
          </table:table-cell>
          <table:table-cell office:value-type="string">
            <text:p>SPANISH</text:p>
          </table:table-cell>
          <table:table-cell office:value-type="string">
            <text:p>mi plural</text:p>
          </table:table-cell>
          <table:table-cell table:number-columns-repeated="3"/>
        </table:table-row>
        <table:table-row table:style-name="ro1">
          <table:table-cell office:value-type="string">
            <text:p>tú</text:p>
          </table:table-cell>
          <table:table-cell office:value-type="string">
            <text:p>SPANIS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SPAN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tus</text:p>
          </table:table-cell>
          <table:table-cell office:value-type="string">
            <text:p>SPANISH</text:p>
          </table:table-cell>
          <table:table-cell office:value-type="string">
            <text:p>tu plural</text:p>
          </table:table-cell>
          <table:table-cell table:number-columns-repeated="3"/>
        </table:table-row>
        <table:table-row table:style-name="ro1">
          <table:table-cell office:value-type="string">
            <text:p>ella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osotra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vosotr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vosotra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mío</text:p>
          </table:table-cell>
          <table:table-cell office:value-type="string">
            <text:p>SPANISH</text:p>
          </table:table-cell>
          <table:table-cell office:value-type="string">
            <text:p>mine</text:p>
          </table:table-cell>
          <table:table-cell table:number-columns-repeated="3"/>
        </table:table-row>
        <table:table-row table:style-name="ro1">
          <table:table-cell office:value-type="string">
            <text:p>m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mí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m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o</text:p>
          </table:table-cell>
          <table:table-cell office:value-type="string">
            <text:p>SPANISH</text:p>
          </table:table-cell>
          <table:table-cell office:value-type="string">
            <text:p>thine</text:p>
          </table:table-cell>
          <table:table-cell table:number-columns-repeated="3"/>
        </table:table-row>
        <table:table-row table:style-name="ro1">
          <table:table-cell office:value-type="string">
            <text:p>t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o</text:p>
          </table:table-cell>
          <table:table-cell office:value-type="string">
            <text:p>SPANISH</text:p>
          </table:table-cell>
          <table:table-cell office:value-type="string">
            <text:p>his, hers, theirs</text:p>
          </table:table-cell>
          <table:table-cell table:number-columns-repeated="3"/>
        </table:table-row>
        <table:table-row table:style-name="ro1">
          <table:table-cell office:value-type="string">
            <text:p>s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o</text:p>
          </table:table-cell>
          <table:table-cell office:value-type="string">
            <text:p>SPANISH</text:p>
          </table:table-cell>
          <table:table-cell office:value-type="string">
            <text:p>ours</text:p>
          </table:table-cell>
          <table:table-cell table:number-columns-repeated="3"/>
        </table:table-row>
        <table:table-row table:style-name="ro1">
          <table:table-cell office:value-type="string">
            <text:p>n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o</text:p>
          </table:table-cell>
          <table:table-cell office:value-type="string">
            <text:p>SPANISH</text:p>
          </table:table-cell>
          <table:table-cell office:value-type="string">
            <text:p>yours</text:p>
          </table:table-cell>
          <table:table-cell table:number-columns-repeated="3"/>
        </table:table-row>
        <table:table-row table:style-name="ro1">
          <table:table-cell office:value-type="string">
            <text:p>v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o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a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t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b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e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och</text:p>
          </table:table-cell>
          <table:table-cell office:value-type="string">
            <text:p>SWED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det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1">
          <table:table-cell office:value-type="string">
            <text:p>att</text:p>
          </table:table-cell>
          <table:table-cell office:value-type="string">
            <text:p>SWEDISH</text:p>
          </table:table-cell>
          <table:table-cell office:value-type="string">
            <text:p>to (with infinitive)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SWEDISH</text:p>
          </table:table-cell>
          <table:table-cell office:value-type="string">
            <text:p>in, at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jag</text:p>
          </table:table-cell>
          <table:table-cell office:value-type="string">
            <text:p>SWED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hon</text:p>
          </table:table-cell>
          <table:table-cell office:value-type="string">
            <text:p>SWED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som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han</text:p>
          </table:table-cell>
          <table:table-cell office:value-type="string">
            <text:p>SWEDIS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på</text:p>
          </table:table-cell>
          <table:table-cell office:value-type="string">
            <text:p>SWED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den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1">
          <table:table-cell office:value-type="string">
            <text:p>med</text:p>
          </table:table-cell>
          <table:table-cell office:value-type="string">
            <text:p>SWED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var</text:p>
          </table:table-cell>
          <table:table-cell office:value-type="string">
            <text:p>SWEDISH</text:p>
          </table:table-cell>
          <table:table-cell office:value-type="string">
            <text:p>where, each</text:p>
          </table:table-cell>
          <table:table-cell table:number-columns-repeated="3"/>
        </table:table-row>
        <table:table-row table:style-name="ro1">
          <table:table-cell office:value-type="string">
            <text:p>sig</text:p>
          </table:table-cell>
          <table:table-cell office:value-type="string">
            <text:p>SWEDISH</text:p>
          </table:table-cell>
          <table:table-cell office:value-type="string">
            <text:p>him(self) etc</text:p>
          </table:table-cell>
          <table:table-cell table:number-columns-repeated="3"/>
        </table:table-row>
        <table:table-row table:style-name="ro1">
          <table:table-cell office:value-type="string">
            <text:p>för</text:p>
          </table:table-cell>
          <table:table-cell office:value-type="string">
            <text:p>SWED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så</text:p>
          </table:table-cell>
          <table:table-cell office:value-type="string">
            <text:p>SWEDISH</text:p>
          </table:table-cell>
          <table:table-cell office:value-type="string">
            <text:p>so (also: seed)</text:p>
          </table:table-cell>
          <table:table-cell table:number-columns-repeated="3"/>
        </table:table-row>
        <table:table-row table:style-name="ro1">
          <table:table-cell office:value-type="string">
            <text:p>till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är</text:p>
          </table:table-cell>
          <table:table-cell office:value-type="string">
            <text:p>SWEDIS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office:value-type="string">
            <text:p>SWED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ett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om</text:p>
          </table:table-cell>
          <table:table-cell office:value-type="string">
            <text:p>SWEDISH</text:p>
          </table:table-cell>
          <table:table-cell office:value-type="string">
            <text:p>if, around, about</text:p>
          </table:table-cell>
          <table:table-cell table:number-columns-repeated="3"/>
        </table:table-row>
        <table:table-row table:style-name="ro1">
          <table:table-cell office:value-type="string">
            <text:p>hade</text:p>
          </table:table-cell>
          <table:table-cell office:value-type="string">
            <text:p>SWEDISH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office:value-type="string">
            <text:p>SWEDISH</text:p>
          </table:table-cell>
          <table:table-cell office:value-type="string">
            <text:p>they, these/those</text:p>
          </table:table-cell>
          <table:table-cell table:number-columns-repeated="3"/>
        </table:table-row>
        <table:table-row table:style-name="ro1">
          <table:table-cell office:value-type="string">
            <text:p>av</text:p>
          </table:table-cell>
          <table:table-cell office:value-type="string">
            <text:p>SWEDIS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1">
          <table:table-cell office:value-type="string">
            <text:p>icke</text:p>
          </table:table-cell>
          <table:table-cell office:value-type="string">
            <text:p>SWEDISH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1">
          <table:table-cell office:value-type="string">
            <text:p>mig</text:p>
          </table:table-cell>
          <table:table-cell office:value-type="string">
            <text:p>SWED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enne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då</text:p>
          </table:table-cell>
          <table:table-cell office:value-type="string">
            <text:p>SWEDIS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nu</text:p>
          </table:table-cell>
          <table:table-cell office:value-type="string">
            <text:p>SWED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har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inte</text:p>
          </table:table-cell>
          <table:table-cell office:value-type="string">
            <text:p>SWEDISH</text:p>
          </table:table-cell>
          <table:table-cell office:value-type="string">
            <text:p>inte någon = no one</text:p>
          </table:table-cell>
          <table:table-cell table:number-columns-repeated="3"/>
        </table:table-row>
        <table:table-row table:style-name="ro1">
          <table:table-cell office:value-type="string">
            <text:p>hans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honom</text:p>
          </table:table-cell>
          <table:table-cell office:value-type="string">
            <text:p>SWED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skulle</text:p>
          </table:table-cell>
          <table:table-cell office:value-type="string">
            <text:p>SWEDISH</text:p>
          </table:table-cell>
          <table:table-cell office:value-type="string">
            <text:p>'sake'</text:p>
          </table:table-cell>
          <table:table-cell table:number-columns-repeated="3"/>
        </table:table-row>
        <table:table-row table:style-name="ro1">
          <table:table-cell office:value-type="string">
            <text:p>hennes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där</text:p>
          </table:table-cell>
          <table:table-cell office:value-type="string">
            <text:p>SWEDIS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min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office:value-type="string">
            <text:p>SWEDISH</text:p>
          </table:table-cell>
          <table:table-cell office:value-type="string">
            <text:p>one (pronoun)</text:p>
          </table:table-cell>
          <table:table-cell table:number-columns-repeated="3"/>
        </table:table-row>
        <table:table-row table:style-name="ro1">
          <table:table-cell office:value-type="string">
            <text:p>ej</text:p>
          </table:table-cell>
          <table:table-cell office:value-type="string">
            <text:p>SWED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vid</text:p>
          </table:table-cell>
          <table:table-cell office:value-type="string">
            <text:p>SWEDISH</text:p>
          </table:table-cell>
          <table:table-cell office:value-type="string">
            <text:p>at, by, on (also: vast)</text:p>
          </table:table-cell>
          <table:table-cell table:number-columns-repeated="3"/>
        </table:table-row>
        <table:table-row table:style-name="ro1">
          <table:table-cell office:value-type="string">
            <text:p>kunde</text:p>
          </table:table-cell>
          <table:table-cell office:value-type="string">
            <text:p>SWEDISH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1">
          <table:table-cell office:value-type="string">
            <text:p>något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från</text:p>
          </table:table-cell>
          <table:table-cell office:value-type="string">
            <text:p>SWEDISH</text:p>
          </table:table-cell>
          <table:table-cell office:value-type="string">
            <text:p>from, off</text:p>
          </table:table-cell>
          <table:table-cell table:number-columns-repeated="3"/>
        </table:table-row>
        <table:table-row table:style-name="ro1">
          <table:table-cell office:value-type="string">
            <text:p>ut</text:p>
          </table:table-cell>
          <table:table-cell office:value-type="string">
            <text:p>SWEDISH</text:p>
          </table:table-cell>
          <table:table-cell office:value-type="string">
            <text:p>out</text:p>
          </table:table-cell>
          <table:table-cell table:number-columns-repeated="3"/>
        </table:table-row>
        <table:table-row table:style-name="ro1">
          <table:table-cell office:value-type="string">
            <text:p>när</text:p>
          </table:table-cell>
          <table:table-cell office:value-type="string">
            <text:p>SWED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efter</text:p>
          </table:table-cell>
          <table:table-cell office:value-type="string">
            <text:p>SWEDISH</text:p>
          </table:table-cell>
          <table:table-cell office:value-type="string">
            <text:p>after, behind</text:p>
          </table:table-cell>
          <table:table-cell table:number-columns-repeated="3"/>
        </table:table-row>
        <table:table-row table:style-name="ro1">
          <table:table-cell office:value-type="string">
            <text:p>upp</text:p>
          </table:table-cell>
          <table:table-cell office:value-type="string">
            <text:p>SWEDISH</text:p>
          </table:table-cell>
          <table:table-cell office:value-type="string">
            <text:p>up</text:p>
          </table:table-cell>
          <table:table-cell table:number-columns-repeated="3"/>
        </table:table-row>
        <table:table-row table:style-name="ro1">
          <table:table-cell office:value-type="string">
            <text:p>vi</text:p>
          </table:table-cell>
          <table:table-cell office:value-type="string">
            <text:p>SWED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dem</text:p>
          </table:table-cell>
          <table:table-cell office:value-type="string">
            <text:p>SWEDIS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1">
          <table:table-cell office:value-type="string">
            <text:p>vara</text:p>
          </table:table-cell>
          <table:table-cell office:value-type="string">
            <text:p>SWEDISH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1">
          <table:table-cell office:value-type="string">
            <text:p>vad</text:p>
          </table:table-cell>
          <table:table-cell office:value-type="string">
            <text:p>SWEDISH</text:p>
          </table:table-cell>
          <table:table-cell office:value-type="string">
            <text:p>what</text:p>
          </table:table-cell>
          <table:table-cell table:number-columns-repeated="3"/>
        </table:table-row>
        <table:table-row table:style-name="ro1">
          <table:table-cell office:value-type="string">
            <text:p>över</text:p>
          </table:table-cell>
          <table:table-cell office:value-type="string">
            <text:p>SWEDISH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1">
          <table:table-cell office:value-type="string">
            <text:p>än</text:p>
          </table:table-cell>
          <table:table-cell office:value-type="string">
            <text:p>SWED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1">
          <table:table-cell office:value-type="string">
            <text:p>dig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kan</text:p>
          </table:table-cell>
          <table:table-cell office:value-type="string">
            <text:p>SWEDISH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 office:value-type="string">
            <text:p>sin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här</text:p>
          </table:table-cell>
          <table:table-cell office:value-type="string">
            <text:p>SWEDIS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ha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mot</text:p>
          </table:table-cell>
          <table:table-cell office:value-type="string">
            <text:p>SWEDISH</text:p>
          </table:table-cell>
          <table:table-cell office:value-type="string">
            <text:p>towards</text:p>
          </table:table-cell>
          <table:table-cell table:number-columns-repeated="3"/>
        </table:table-row>
        <table:table-row table:style-name="ro1">
          <table:table-cell office:value-type="string">
            <text:p>alla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under</text:p>
          </table:table-cell>
          <table:table-cell office:value-type="string">
            <text:p>SWEDISH</text:p>
          </table:table-cell>
          <table:table-cell office:value-type="string">
            <text:p>under (also: wonder)</text:p>
          </table:table-cell>
          <table:table-cell table:number-columns-repeated="3"/>
        </table:table-row>
        <table:table-row table:style-name="ro1">
          <table:table-cell office:value-type="string">
            <text:p>någon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eller</text:p>
          </table:table-cell>
          <table:table-cell office:value-type="string">
            <text:p>SWEDISH</text:p>
          </table:table-cell>
          <table:table-cell office:value-type="string">
            <text:p>or (else)</text:p>
          </table:table-cell>
          <table:table-cell table:number-columns-repeated="3"/>
        </table:table-row>
        <table:table-row table:style-name="ro1">
          <table:table-cell office:value-type="string">
            <text:p>allt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mycket</text:p>
          </table:table-cell>
          <table:table-cell office:value-type="string">
            <text:p>SWEDISH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sedan</text:p>
          </table:table-cell>
          <table:table-cell office:value-type="string">
            <text:p>SWEDISH</text:p>
          </table:table-cell>
          <table:table-cell office:value-type="string">
            <text:p>since</text:p>
          </table:table-cell>
          <table:table-cell table:number-columns-repeated="3"/>
        </table:table-row>
        <table:table-row table:style-name="ro1">
          <table:table-cell office:value-type="string">
            <text:p>ju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1">
          <table:table-cell office:value-type="string">
            <text:p>denn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1">
          <table:table-cell office:value-type="string">
            <text:p>själv</text:p>
          </table:table-cell>
          <table:table-cell office:value-type="string">
            <text:p>SWEDISH</text:p>
          </table:table-cell>
          <table:table-cell office:value-type="string">
            <text:p>myself, yourself etc</text:p>
          </table:table-cell>
          <table:table-cell table:number-columns-repeated="3"/>
        </table:table-row>
        <table:table-row table:style-name="ro1">
          <table:table-cell office:value-type="string">
            <text:p>dett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1">
          <table:table-cell office:value-type="string">
            <text:p>åt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utan</text:p>
          </table:table-cell>
          <table:table-cell office:value-type="string">
            <text:p>SWED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varit</text:p>
          </table:table-cell>
          <table:table-cell office:value-type="string">
            <text:p>SWEDISH</text:p>
          </table:table-cell>
          <table:table-cell office:value-type="string">
            <text:p>was</text:p>
          </table:table-cell>
          <table:table-cell table:number-columns-repeated="3"/>
        </table:table-row>
        <table:table-row table:style-name="ro1">
          <table:table-cell office:value-type="string">
            <text:p>hur</text:p>
          </table:table-cell>
          <table:table-cell office:value-type="string">
            <text:p>SWED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1">
          <table:table-cell office:value-type="string">
            <text:p>ingen</text:p>
          </table:table-cell>
          <table:table-cell office:value-type="string">
            <text:p>SWED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itt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bli</text:p>
          </table:table-cell>
          <table:table-cell office:value-type="string">
            <text:p>SWEDISH</text:p>
          </table:table-cell>
          <table:table-cell office:value-type="string">
            <text:p>to be, become</text:p>
          </table:table-cell>
          <table:table-cell table:number-columns-repeated="3"/>
        </table:table-row>
        <table:table-row table:style-name="ro1">
          <table:table-cell office:value-type="string">
            <text:p>blev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oss</text:p>
          </table:table-cell>
          <table:table-cell office:value-type="string">
            <text:p>SWED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1">
          <table:table-cell office:value-type="string">
            <text:p>din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dessa</text:p>
          </table:table-cell>
          <table:table-cell office:value-type="string">
            <text:p>SWEDISH</text:p>
          </table:table-cell>
          <table:table-cell office:value-type="string">
            <text:p>these/those</text:p>
          </table:table-cell>
          <table:table-cell table:number-columns-repeated="3"/>
        </table:table-row>
        <table:table-row table:style-name="ro1">
          <table:table-cell office:value-type="string">
            <text:p>några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deras</text:p>
          </table:table-cell>
          <table:table-cell office:value-type="string">
            <text:p>SWEDIS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1">
          <table:table-cell office:value-type="string">
            <text:p>blir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mina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samma</text:p>
          </table:table-cell>
          <table:table-cell office:value-type="string">
            <text:p>SWEDISH</text:p>
          </table:table-cell>
          <table:table-cell office:value-type="string">
            <text:p>(the) same</text:p>
          </table:table-cell>
          <table:table-cell table:number-columns-repeated="3"/>
        </table:table-row>
        <table:table-row table:style-name="ro1">
          <table:table-cell office:value-type="string">
            <text:p>vilken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SWEDISH</text:p>
          </table:table-cell>
          <table:table-cell office:value-type="string">
            <text:p>you, your</text:p>
          </table:table-cell>
          <table:table-cell table:number-columns-repeated="3"/>
        </table:table-row>
        <table:table-row table:style-name="ro1">
          <table:table-cell office:value-type="string">
            <text:p>sådan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år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blivit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dess</text:p>
          </table:table-cell>
          <table:table-cell office:value-type="string">
            <text:p>SWEDISH</text:p>
          </table:table-cell>
          <table:table-cell office:value-type="string">
            <text:p>its</text:p>
          </table:table-cell>
          <table:table-cell table:number-columns-repeated="3"/>
        </table:table-row>
        <table:table-row table:style-name="ro1">
          <table:table-cell office:value-type="string">
            <text:p>inom</text:p>
          </table:table-cell>
          <table:table-cell office:value-type="string">
            <text:p>SWEDISH</text:p>
          </table:table-cell>
          <table:table-cell office:value-type="string">
            <text:p>within</text:p>
          </table:table-cell>
          <table:table-cell table:number-columns-repeated="3"/>
        </table:table-row>
        <table:table-row table:style-name="ro1">
          <table:table-cell office:value-type="string">
            <text:p>mellan</text:p>
          </table:table-cell>
          <table:table-cell office:value-type="string">
            <text:p>SWED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sådant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arför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1">
          <table:table-cell office:value-type="string">
            <text:p>varje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string">
            <text:p>vilka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ditt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vem</text:p>
          </table:table-cell>
          <table:table-cell office:value-type="string">
            <text:p>SWED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vilket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sitt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ådana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art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string">
            <text:p>dina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var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1">
          <table:table-cell office:value-type="string">
            <text:p>vårt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våra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ert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era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vilka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1" table:number-rows-repeated="10469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-08-2011</text:date>, <text:time>08:01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8-02T08:01:49.24</dc:date>
    <dc:creator>Bastiaan Verhoef</dc:creator>
    <meta:generator>LibreOffice/3.4$Win32 LibreOffice_project/340m1$Build-103</meta:generator>
    <meta:editing-duration>PT3M37S</meta:editing-duration>
    <meta:editing-cycles>1</meta:editing-cycles>
    <meta:document-statistic meta:table-count="1" meta:cell-count="4099" meta:object-count="0"/>
  </office:meta>
</office:document-meta>
</file>